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47in"/>
    </style:style>
    <style:style style:name="co3" style:family="table-column">
      <style:table-column-properties fo:break-before="auto" style:column-width="0.1008in"/>
    </style:style>
    <style:style style:name="co4" style:family="table-column">
      <style:table-column-properties fo:break-before="auto" style:column-width="1.3457in"/>
    </style:style>
    <style:style style:name="co5" style:family="table-column">
      <style:table-column-properties fo:break-before="auto" style:column-width="0.6098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7075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0.7429in"/>
    </style:style>
    <style:style style:name="co12" style:family="table-column">
      <style:table-column-properties fo:break-before="auto" style:column-width="0.9898in"/>
    </style:style>
    <style:style style:name="co13" style:family="table-column">
      <style:table-column-properties fo:break-before="auto" style:column-width="1.4937in"/>
    </style:style>
    <style:style style:name="co14" style:family="table-column">
      <style:table-column-properties fo:break-before="auto" style:column-width="0.8181in"/>
    </style:style>
    <style:style style:name="co15" style:family="table-column">
      <style:table-column-properties fo:break-before="auto" style:column-width="1.7189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1.0752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4075in"/>
    </style:style>
    <style:style style:name="co21" style:family="table-column">
      <style:table-column-properties fo:break-before="auto" style:column-width="1.2681in"/>
    </style:style>
    <style:style style:name="co22" style:family="table-column">
      <style:table-column-properties fo:break-before="auto" style:column-width="1.7618in"/>
    </style:style>
    <style:style style:name="co23" style:family="table-column">
      <style:table-column-properties fo:break-before="auto" style:column-width="1.7126in"/>
    </style:style>
    <style:style style:name="co24" style:family="table-column">
      <style:table-column-properties fo:break-before="auto" style:column-width="0.9252in"/>
    </style:style>
    <style:style style:name="co25" style:family="table-column">
      <style:table-column-properties fo:break-before="auto" style:column-width="1.5791in"/>
    </style:style>
    <style:style style:name="co26" style:family="table-column">
      <style:table-column-properties fo:break-before="auto" style:column-width="1.6543in"/>
    </style:style>
    <style:style style:name="co27" style:family="table-column">
      <style:table-column-properties fo:break-before="auto" style:column-width="1.5689in"/>
    </style:style>
    <style:style style:name="co28" style:family="table-column">
      <style:table-column-properties fo:break-before="auto" style:column-width="2.2654in"/>
    </style:style>
    <style:style style:name="co29" style:family="table-column">
      <style:table-column-properties fo:break-before="auto" style:column-width="1.6756in"/>
    </style:style>
    <style:style style:name="co30" style:family="table-column">
      <style:table-column-properties fo:break-before="auto" style:column-width="1.6437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0.7654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4201in"/>
    </style:style>
    <style:style style:name="co35" style:family="table-column">
      <style:table-column-properties fo:break-before="auto" style:column-width="1.1846in"/>
    </style:style>
    <style:style style:name="co36" style:family="table-column">
      <style:table-column-properties fo:break-before="auto" style:column-width="0.3311in"/>
    </style:style>
    <style:style style:name="co37" style:family="table-column">
      <style:table-column-properties fo:break-before="auto" style:column-width="0.7693in"/>
    </style:style>
    <style:style style:name="co38" style:family="table-column">
      <style:table-column-properties fo:break-before="auto" style:column-width="0.722in"/>
    </style:style>
    <style:style style:name="co39" style:family="table-column">
      <style:table-column-properties fo:break-before="auto" style:column-width="2.0689in"/>
    </style:style>
    <style:style style:name="co40" style:family="table-column">
      <style:table-column-properties fo:break-before="auto" style:column-width="1.3693in"/>
    </style:style>
    <style:style style:name="co41" style:family="table-column">
      <style:table-column-properties fo:break-before="auto" style:column-width="1.7665in"/>
    </style:style>
    <style:style style:name="co42" style:family="table-column">
      <style:table-column-properties fo:break-before="auto" style:column-width="1.8492in"/>
    </style:style>
    <style:style style:name="co43" style:family="table-column">
      <style:table-column-properties fo:break-before="auto" style:column-width="1.9681in"/>
    </style:style>
    <style:style style:name="co44" style:family="table-column">
      <style:table-column-properties fo:break-before="auto" style:column-width="1.2634in"/>
    </style:style>
    <style:style style:name="co45" style:family="table-column">
      <style:table-column-properties fo:break-before="auto" style:column-width="1.5874in"/>
    </style:style>
    <style:style style:name="co46" style:family="table-column">
      <style:table-column-properties fo:break-before="auto" style:column-width="1.961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ext-style style:name="N10100" number:language="en" number:country="US">
      <number:text-content/>
    </number:text-style>
    <style:style style:name="ce9" style:family="table-cell" style:parent-style-name="Default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16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27" style:family="table-cell" style:parent-style-name="Default" style:data-style-name="N10037">
      <style:table-cell-properties fo:padding-bottom="0.0138in" fo:padding-left="0.0693in" fo:padding-right="0.0693in" fo:padding-top="0.0138in"/>
      <style:text-properties style:font-name="Liberation Sans" fo:font-size="10pt" fo:font-weight="normal" style:font-name-asian="Arial Unicode MS" style:font-size-asian="10pt" style:font-weight-asian="normal" style:font-size-complex="10pt" style:font-weight-complex="normal"/>
    </style:style>
    <style:style style:name="ce11" style:family="table-cell" style:parent-style-name="Default" style:data-style-name="N10037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fo:padding-bottom="0.0138in" fo:padding-left="0.0693in" fo:padding-right="0.0693in" fo:padding-top="0.0138in"/>
    </style:style>
    <style:style style:name="ce28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padding-bottom="0.0138in" fo:padding-left="0.0693in" fo:padding-right="0.0693in" fo:padding-top="0.0138in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 style:data-style-name="N10100"/>
    <style:style style:name="ce14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padding-bottom="0.0138in" fo:padding-left="0.0693in" fo:padding-right="0.0693in" fo:padding-top="0.0138in"/>
    </style:style>
    <style:style style:name="ce1" style:family="table-cell" style:parent-style-name="Default" style:data-style-name="N10000">
      <style:table-cell-properties fo:padding-bottom="0.0138in" fo:padding-left="0.0693in" fo:padding-right="0.0693in" fo:padding-top="0.0138in"/>
      <style:text-properties fo:font-weight="bold" style:font-weight-asian="bold" style:font-weight-complex="bold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adme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rder:</text:p>
          </table:table-cell>
          <table:table-cell office:value-type="string" calcext:value-type="string">
            <text:p>(following numbering in BCP 15ff.)</text:p>
          </table:table-cell>
        </table:table-row>
        <table:table-row table:style-name="ro1">
          <table:table-cell office:value-type="string" calcext:value-type="string">
            <text:p>101-199</text:p>
          </table:table-cell>
          <table:table-cell office:value-type="string" calcext:value-type="string">
            <text:p>Principal Feasts</text:p>
          </table:table-cell>
        </table:table-row>
        <table:table-row table:style-name="ro1">
          <table:table-cell office:value-type="string" calcext:value-type="string">
            <text:p>201-299</text:p>
          </table:table-cell>
          <table:table-cell office:value-type="string" calcext:value-type="string">
            <text:p>Sundays of the Church Year</text:p>
          </table:table-cell>
        </table:table-row>
        <table:table-row table:style-name="ro1">
          <table:table-cell office:value-type="string" calcext:value-type="string">
            <text:p>301-399</text:p>
          </table:table-cell>
          <table:table-cell office:value-type="string" calcext:value-type="string">
            <text:p>Holy Days</text:p>
          </table:table-cell>
        </table:table-row>
        <table:table-row table:style-name="ro1">
          <table:table-cell office:value-type="string" calcext:value-type="string">
            <text:p>401-499</text:p>
          </table:table-cell>
          <table:table-cell office:value-type="string" calcext:value-type="string">
            <text:p>Days of Special Devotion</text:p>
          </table:table-cell>
        </table:table-row>
        <table:table-row table:style-name="ro1">
          <table:table-cell office:value-type="string" calcext:value-type="string">
            <text:p>501-599</text:p>
          </table:table-cell>
          <table:table-cell office:value-type="string" calcext:value-type="string">
            <text:p>Days of Optional Observance</text:p>
          </table:table-cell>
        </table:table-row>
        <table:table-row table:style-name="ro1">
          <table:table-cell office:value-type="string" calcext:value-type="string">
            <text:p>601-699</text:p>
          </table:table-cell>
          <table:table-cell office:value-type="string" calcext:value-type="string">
            <text:p>Commemorations Listed in Calendar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For all Sundays and major feasts: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The Sundays after Pentecost get re-numbered according to where Easter Falls. A spreadsheet could handle that year-by-year. Complicated for a static table, though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rehensive index to texts: <text:a xlink:href="http://lectionarypage.net/CalndrsIndexes/TxtindexABCH_RCL.html" xlink:type="simple">http://lectionarypage.net/CalndrsIndexes/TxtindexABCH_RCL.html</text:a>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In Year C, the special Epiphany blessing should get used on Epiphany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ere’s no proper collect for the liturgy of the palms</text:p>
          </table:table-cell>
          <table:table-cell/>
        </table:table-row>
      </table:table>
      <table:table table:name="2021" table:style-name="ta1">
        <table:table-column table:style-name="co2" table:default-cell-style-name="ce13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3" table:default-cell-style-name="Default"/>
        <table:table-row table:style-name="ro1">
          <table:table-cell table:style-name="ce9" office:value-type="float" office:value="2021" calcext:value-type="float">
            <text:p>2021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9" office:value-type="string" calcext:value-type="string">
            <text:p>Titles of Days (BCP 31ff.)</text:p>
          </table:table-cell>
          <table:table-cell table:style-name="ce12" office:value-type="string" calcext:value-type="string">
            <text:p>Prefac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First Lesson</text:p>
          </table:table-cell>
          <table:table-cell table:style-name="ce12" office:value-type="string" calcext:value-type="string">
            <text:p>Second Lesson</text:p>
          </table:table-cell>
          <table:table-cell table:style-name="ce12" office:value-type="string" calcext:value-type="string">
            <text:p>Gospel</text:p>
          </table:table-cell>
          <table:table-cell table:style-name="ce12" table:number-columns-repeated="24"/>
        </table:table-row>
        <table:table-row table:style-name="ro1">
          <table:table-cell table:style-name="ce16" table:formula="of:=DATE([.A$1]-1;12;25) + 8 - WEEKDAY(DATE([.A$1]-1;12;25)) - 28" office:value-type="date" office:date-value="2020-11-29" calcext:value-type="date">
            <text:p>11/29/2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advent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0:1-7, 17-19</text:p>
          </table:table-cell>
          <table:table-cell office:value-type="string" calcext:value-type="string">
            <text:p>Isaiah 64:1-9</text:p>
          </table:table-cell>
          <table:table-cell office:value-type="string" calcext:value-type="string">
            <text:p>1 Corinthians 1:3-9</text:p>
          </table:table-cell>
          <table:table-cell office:value-type="string" calcext:value-type="string">
            <text:p>Mark 13:24-37</text:p>
          </table:table-cell>
          <table:table-cell table:number-columns-repeated="24"/>
        </table:table-row>
        <table:table-row table:style-name="ro1">
          <table:table-cell table:style-name="ce16" table:formula="of:=DATE([.A$1]-1; 11; 30)" office:value-type="date" office:date-value="2020-11-30" calcext:value-type="date">
            <text:p>11/30/20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andr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Andr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Deuteronomy 30:11-14</text:p>
          </table:table-cell>
          <table:table-cell office:value-type="string" calcext:value-type="string">
            <text:p>Romans 10:8b-18</text:p>
          </table:table-cell>
          <table:table-cell office:value-type="string" calcext:value-type="string">
            <text:p>Matthew 4:18-22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21" office:value-type="date" office:date-value="2020-12-06" calcext:value-type="date">
            <text:p>12/06/2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advent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:1-2, 8-13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2 Peter 3:8-15a </text:p>
          </table:table-cell>
          <table:table-cell office:value-type="string" calcext:value-type="string">
            <text:p>Mark 1:1-8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14" office:value-type="date" office:date-value="2020-12-13" calcext:value-type="date">
            <text:p>12/13/20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advent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Isaiah 61:1-4, 8-11</text:p>
          </table:table-cell>
          <table:table-cell office:value-type="string" calcext:value-type="string">
            <text:p>1 Thessalonians 5:16-24 </text:p>
          </table:table-cell>
          <table:table-cell office:value-type="string" calcext:value-type="string">
            <text:p>John 1:6-8, 19-28 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 - 7" office:value-type="date" office:date-value="2020-12-20" calcext:value-type="date">
            <text:p>12/20/2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advent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Adven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Canticle 15</text:p>
          </table:table-cell>
          <table:table-cell office:value-type="string" calcext:value-type="string">
            <text:p>2 Samuel 7:1-11, 16</text:p>
          </table:table-cell>
          <table:table-cell office:value-type="string" calcext:value-type="string">
            <text:p>Romans 16:25-27 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DATE([.A$1]-1; 12; 21)" office:value-type="date" office:date-value="2020-12-21" calcext:value-type="date">
            <text:p>12/21/20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thom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Thom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Habakkuk 2:1-4</text:p>
          </table:table-cell>
          <table:table-cell office:value-type="string" calcext:value-type="string">
            <text:p>Hebrews 10:35-11:1</text:p>
          </table:table-cell>
          <table:table-cell office:value-type="string" calcext:value-type="string">
            <text:p>John 20:24-29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ativit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6</text:p>
          </table:table-cell>
          <table:table-cell office:value-type="string" calcext:value-type="string">
            <text:p>Isaiah 9:2-7</text:p>
          </table:table-cell>
          <table:table-cell office:value-type="string" calcext:value-type="string">
            <text:p>Titus 2:11-14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ativit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7</text:p>
          </table:table-cell>
          <table:table-cell office:value-type="string" calcext:value-type="string">
            <text:p>Isaiah 62:6-12</text:p>
          </table:table-cell>
          <table:table-cell office:value-type="string" calcext:value-type="string">
            <text:p>Titus 3:4-7</text:p>
          </table:table-cell>
          <table:table-cell office:value-type="string" calcext:value-type="string">
            <text:p>Luke 2:1-20</text:p>
          </table:table-cell>
          <table:table-cell table:number-columns-repeated="24"/>
        </table:table-row>
        <table:table-row table:style-name="ro1">
          <table:table-cell table:style-name="ce16" table:formula="of:=DATE([.A$1]-1;12;25)" office:value-type="date" office:date-value="2020-12-25" calcext:value-type="date">
            <text:p>12/25/20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ativit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Our Lord Jesus Christ-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Hebrews 1:1-12</text:p>
          </table:table-cell>
          <table:table-cell office:value-type="string" calcext:value-type="string">
            <text:p>John 1:1-14</text:p>
          </table:table-cell>
          <table:table-cell table:number-columns-repeated="24"/>
        </table:table-row>
        <table:table-row table:style-name="ro1">
          <table:table-cell table:style-name="ce16" table:formula="of:=DATE([.A$1]-1; 12; 26)" office:value-type="date" office:date-value="2020-12-26" calcext:value-type="date">
            <text:p>12/26/20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stephe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tephen, Deacon and Martyr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1</text:p>
          </table:table-cell>
          <table:table-cell office:value-type="string" calcext:value-type="string">
            <text:p>Jeremiah 26:1-9,12-15</text:p>
          </table:table-cell>
          <table:table-cell office:value-type="string" calcext:value-type="string">
            <text:p>Acts 6:8-7:2a,51c-60</text:p>
          </table:table-cell>
          <table:table-cell office:value-type="string" calcext:value-type="string">
            <text:p>Matthew 23:34-39</text:p>
          </table:table-cell>
          <table:table-cell table:number-columns-repeated="24"/>
        </table:table-row>
        <table:table-row table:style-name="ro2">
          <table:table-cell table:style-name="ce16" table:formula="of:=DATE([.A$1]-1;12;25) + 8 - WEEKDAY(DATE([.A$1]-1;12;25))" office:value-type="date" office:date-value="2020-12-27" calcext:value-type="date">
            <text:p>12/27/20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christmas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rst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Isaiah 61:10-62:3</text:p>
          </table:table-cell>
          <table:table-cell office:value-type="string" calcext:value-type="string">
            <text:p>Galatians 3:23-25</text:p>
          </table:table-cell>
          <table:table-cell office:value-type="string" calcext:value-type="string">
            <text:p><text:s/>4:4-7</text:p>
          </table:table-cell>
          <table:table-cell office:value-type="string" calcext:value-type="string">
            <text:p>John 1:1-18</text:p>
          </table:table-cell>
          <table:table-cell table:number-columns-repeated="23"/>
        </table:table-row>
        <table:table-row table:style-name="ro1">
          <table:table-cell table:style-name="ce16" table:formula="of:=DATE([.A$1]-1; 12; 28)" office:value-type="date" office:date-value="2020-12-28" calcext:value-type="date">
            <text:p>12/28/20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joh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hn, Apostle and Evangel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2</text:p>
          </table:table-cell>
          <table:table-cell office:value-type="string" calcext:value-type="string">
            <text:p>Exodus 33:18-23</text:p>
          </table:table-cell>
          <table:table-cell office:value-type="string" calcext:value-type="string">
            <text:p>1 John 1:1-9</text:p>
          </table:table-cell>
          <table:table-cell office:value-type="string" calcext:value-type="string">
            <text:p>John 21:19b-24</text:p>
          </table:table-cell>
          <table:table-cell table:number-columns-repeated="24"/>
        </table:table-row>
        <table:table-row table:style-name="ro1">
          <table:table-cell table:style-name="ce16" table:formula="of:=DATE([.A$1]-1; 12; 29)" office:value-type="date" office:date-value="2020-12-29" calcext:value-type="date">
            <text:p>12/29/20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innocent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Innocents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Jeremiah 31:15-17</text:p>
          </table:table-cell>
          <table:table-cell office:value-type="string" calcext:value-type="string">
            <text:p>Revelation 21:1-7</text:p>
          </table:table-cell>
          <table:table-cell office:value-type="string" calcext:value-type="string">
            <text:p>Matthew 2:13-18</text:p>
          </table:table-cell>
          <table:table-cell table:number-columns-repeated="24"/>
        </table:table-row>
        <table:table-row table:style-name="ro1">
          <table:table-cell table:style-name="ce16" table:formula="of:=DATE([.A$1];1;1)" office:value-type="date" office:date-value="2021-01-01" calcext:value-type="date">
            <text:p>01/01/21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nam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Holy Name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Numbers 6:22-27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2:15-21</text:p>
          </table:table-cell>
          <table:table-cell table:number-columns-repeated="24"/>
        </table:table-row>
        <table:table-row table:style-name="ro2">
          <table:table-cell table:style-name="ce16" table:formula="of:=IF(DATE([.A$1]-1;12;25) + 8 - WEEKDAY(DATE([.A$1]-1;12;25))+7&lt;DATE([.A$1];1;6);DATE([.A$1]-1;12;25) + 8 - WEEKDAY(DATE([.A$1]-1;12;25))+7;&quot;&quot;)" office:value-type="date" office:date-value="2021-01-03" calcext:value-type="date">
            <text:p>01/03/21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christmas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Christmas Day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Jeremiah 31:7-14</text:p>
          </table:table-cell>
          <table:table-cell office:value-type="string" calcext:value-type="string">
            <text:p>Ephesians 1:3-6, 15-19a</text:p>
          </table:table-cell>
          <table:table-cell office:value-type="string" calcext:value-type="string">
            <text:p>Matthew 2:13-15, 19-23</text:p>
          </table:table-cell>
          <table:table-cell table:number-columns-repeated="24"/>
        </table:table-row>
        <table:table-row table:style-name="ro2">
          <table:table-cell table:style-name="ce16" table:formula="of:=DATE([.A$1];1;6)" office:value-type="date" office:date-value="2021-01-06" calcext:value-type="date">
            <text:p>01/06/21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epiphan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Epiphany, or the Manifestation of our Lord Jesus Christ to the Gentiles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2:1-7, 10-14</text:p>
          </table:table-cell>
          <table:table-cell office:value-type="string" calcext:value-type="string">
            <text:p>Isaiah 60:1-6</text:p>
          </table:table-cell>
          <table:table-cell office:value-type="string" calcext:value-type="string">
            <text:p>Ephesians 3:1-12</text:p>
          </table:table-cell>
          <table:table-cell office:value-type="string" calcext:value-type="string">
            <text:p>Matthew 2:1-12</text:p>
          </table:table-cell>
          <table:table-cell table:number-columns-repeated="24"/>
        </table:table-row>
        <table:table-row table:style-name="ro1">
          <table:table-cell table:style-name="ce27" table:formula="of:=DATE([.A$1];1;6) + 8 - WEEKDAY(DATE([.A$1];1;6))" office:value-type="date" office:date-value="2021-01-10" calcext:value-type="date">
            <text:p>01/10/21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epiphany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the Epiphany- The Baptism of Our Lord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Genesis 1:1-5</text:p>
          </table:table-cell>
          <table:table-cell office:value-type="string" calcext:value-type="string">
            <text:p>Acts 19:1-7</text:p>
          </table:table-cell>
          <table:table-cell office:value-type="string" calcext:value-type="string">
            <text:p>Mark 1:4-11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7" office:value-type="date" office:date-value="2021-01-17" calcext:value-type="date">
            <text:p>01/17/21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epiphany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econ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1 Corinthians 6:12-20</text:p>
          </table:table-cell>
          <table:table-cell office:value-type="string" calcext:value-type="string">
            <text:p>John 1:43-5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18" calcext:value-type="date">
            <text:p>01/18/21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stpeter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fession of Saint Peter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 8-13</text:p>
          </table:table-cell>
          <table:table-cell office:value-type="string" calcext:value-type="string">
            <text:p>1 Peter 5:1-4</text:p>
          </table:table-cell>
          <table:table-cell office:value-type="string" calcext:value-type="string">
            <text:p>Matthew 16:13-19</text:p>
          </table:table-cell>
          <table:table-cell table:number-columns-repeated="24"/>
        </table:table-row>
        <table:table-row table:style-name="ro2">
          <table:table-cell table:style-name="ce27" table:formula="of:=DATE([.A$1];1;6) + 8 - WEEKDAY(DATE([.A$1];1;6)) + 14" office:value-type="date" office:date-value="2021-01-24" calcext:value-type="date">
            <text:p>01/24/21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epiphany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2:6-14</text:p>
          </table:table-cell>
          <table:table-cell office:value-type="string" calcext:value-type="string">
            <text:p>Jonah 3:1-5, 10</text:p>
          </table:table-cell>
          <table:table-cell office:value-type="string" calcext:value-type="string">
            <text:p>1 Corinthians 7:29-31</text:p>
          </table:table-cell>
          <table:table-cell office:value-type="string" calcext:value-type="string">
            <text:p>Mark 1:14-2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1-25" calcext:value-type="date">
            <text:p>01/25/21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st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Conversion of Saint Paul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67</text:p>
          </table:table-cell>
          <table:table-cell office:value-type="string" calcext:value-type="string">
            <text:p>Acts 26:9-21</text:p>
          </table:table-cell>
          <table:table-cell office:value-type="string" calcext:value-type="string">
            <text:p>Galatians 1:11-24</text:p>
          </table:table-cell>
          <table:table-cell office:value-type="string" calcext:value-type="string">
            <text:p>Matthew 10:16-22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1" office:value-type="date" office:date-value="2021-01-31" calcext:value-type="date">
            <text:p>01/31/2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epiphany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Deuteronomy 18:15-20</text:p>
          </table:table-cell>
          <table:table-cell office:value-type="string" calcext:value-type="string">
            <text:p>1 Corinthians 8:1-13</text:p>
          </table:table-cell>
          <table:table-cell office:value-type="string" calcext:value-type="string">
            <text:p>Mark 1:21-28</text:p>
          </table:table-cell>
          <table:table-cell table:number-columns-repeated="24"/>
        </table:table-row>
        <table:table-row table:style-name="ro2">
          <table:table-cell table:style-name="ce16" table:formula="of:=DATE([.A$1];1;6) + 8 - WEEKDAY(DATE([.A$1];1;6)) + 28" office:value-type="date" office:date-value="2021-02-07" calcext:value-type="date">
            <text:p>02/07/21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epiphany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7:1-12, 21c</text:p>
          </table:table-cell>
          <table:table-cell office:value-type="string" calcext:value-type="string">
            <text:p>Isaiah 40:21-31</text:p>
          </table:table-cell>
          <table:table-cell office:value-type="string" calcext:value-type="string">
            <text:p>1 Corinthians 9:16-23</text:p>
          </table:table-cell>
          <table:table-cell office:value-type="string" calcext:value-type="string">
            <text:p>Mark 1:29-3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49" office:value-type="date" office:date-value="2021-02-14" calcext:value-type="date">
            <text:p>02/14/21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epiphanyla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the Epiphan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0:1-6</text:p>
          </table:table-cell>
          <table:table-cell office:value-type="string" calcext:value-type="string">
            <text:p>2 Kings 2:1-12</text:p>
          </table:table-cell>
          <table:table-cell office:value-type="string" calcext:value-type="string">
            <text:p>2 Corinthians 4:3-6</text:p>
          </table:table-cell>
          <table:table-cell office:value-type="string" calcext:value-type="string">
            <text:p>Mark 9:2-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6" office:value-type="date" office:date-value="2021-02-17" calcext:value-type="date">
            <text:p>02/17/21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table:style-name="ce14" office:value-type="string" calcext:value-type="string">
            <text:p>ashwednesday</text:p>
          </table:table-cell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The First Day of Lent, or Ash Wednesday</text:p>
          </table:table-cell>
          <table:table-cell table:style-name="ce14" office:value-type="string" calcext:value-type="string">
            <text:p>lent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03</text:p>
          </table:table-cell>
          <table:table-cell table:style-name="ce14" office:value-type="string" calcext:value-type="string">
            <text:p>Joel 2:1-2, 12-17</text:p>
          </table:table-cell>
          <table:table-cell table:style-name="ce14" office:value-type="string" calcext:value-type="string">
            <text:p>2 Corinthians 5:20b-6:10</text:p>
          </table:table-cell>
          <table:table-cell table:style-name="ce14" office:value-type="string" calcext:value-type="string">
            <text:p>Matthew 6:1-6, 16-21</text:p>
          </table:table-cell>
          <table:table-cell table:style-name="ce14" table:number-columns-repeated="24"/>
        </table:table-row>
        <table:table-row table:style-name="ro2">
          <table:table-cell table:style-name="ce16" table:formula="of:=ORG.OPENOFFICE.EASTERSUNDAY([.A$1]) - 42" office:value-type="date" office:date-value="2021-02-21" calcext:value-type="date">
            <text:p>02/21/21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lent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pan text:style-name="T1">The </text:span>First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5:1-9</text:p>
          </table:table-cell>
          <table:table-cell office:value-type="string" calcext:value-type="string">
            <text:p>Genesis 9:8-17</text:p>
          </table:table-cell>
          <table:table-cell office:value-type="string" calcext:value-type="string">
            <text:p>1 Peter 3:18-22</text:p>
          </table:table-cell>
          <table:table-cell office:value-type="string" calcext:value-type="string">
            <text:p>Mark 1:9-15</text:p>
          </table:table-cell>
          <table:table-cell table:number-columns-repeated="24"/>
        </table:table-row>
        <table:table-row table:style-name="ro1">
          <table:table-cell table:style-name="ce16" table:formula="of:=DATE([.A$1];2;24)" office:value-type="date" office:date-value="2021-02-24" calcext:value-type="date">
            <text:p>02/24/21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presen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Presentation of our Lord Jesus Christ in the Temple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Malachi 3:1-4</text:p>
          </table:table-cell>
          <table:table-cell office:value-type="string" calcext:value-type="string">
            <text:p>Hebrews 2:14-18</text:p>
          </table:table-cell>
          <table:table-cell office:value-type="string" calcext:value-type="string">
            <text:p>Luke 2:22-4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2-24" calcext:value-type="date">
            <text:p>02/24/21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matthi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i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5</text:p>
          </table:table-cell>
          <table:table-cell office:value-type="string" calcext:value-type="string">
            <text:p>Acts 1:15-26</text:p>
          </table:table-cell>
          <table:table-cell office:value-type="string" calcext:value-type="string">
            <text:p>Philippians 3:13b-21</text:p>
          </table:table-cell>
          <table:table-cell office:value-type="string" calcext:value-type="string">
            <text:p>John 15:1,6-16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35" office:value-type="date" office:date-value="2021-02-28" calcext:value-type="date">
            <text:p>02/28/2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lent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Secon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2-30</text:p>
          </table:table-cell>
          <table:table-cell office:value-type="string" calcext:value-type="string">
            <text:p>Genesis 17:1-7, 15-16</text:p>
          </table:table-cell>
          <table:table-cell office:value-type="string" calcext:value-type="string">
            <text:p>Romans 4:13-25</text:p>
          </table:table-cell>
          <table:table-cell office:value-type="string" calcext:value-type="string">
            <text:p>Mark 8:31-3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8" office:value-type="date" office:date-value="2021-03-07" calcext:value-type="date">
            <text:p>03/07/2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lent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Third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Exodus 20:1-17</text:p>
          </table:table-cell>
          <table:table-cell office:value-type="string" calcext:value-type="string">
            <text:p>1 Corinthians 1:18-25</text:p>
          </table:table-cell>
          <table:table-cell office:value-type="string" calcext:value-type="string">
            <text:p>John 2:13-2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21" office:value-type="date" office:date-value="2021-03-14" calcext:value-type="date">
            <text:p>03/14/21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lent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our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7:1-3, 17-22</text:p>
          </table:table-cell>
          <table:table-cell office:value-type="string" calcext:value-type="string">
            <text:p>Numbers 21:4-9</text:p>
          </table:table-cell>
          <table:table-cell office:value-type="string" calcext:value-type="string">
            <text:p>Ephesians 2:1-10</text:p>
          </table:table-cell>
          <table:table-cell office:value-type="string" calcext:value-type="string">
            <text:p>John 3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19" calcext:value-type="date">
            <text:p>03/19/21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josep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1-29</text:p>
          </table:table-cell>
          <table:table-cell office:value-type="string" calcext:value-type="string">
            <text:p>2 Samuel 7:4,8-16</text:p>
          </table:table-cell>
          <table:table-cell office:value-type="string" calcext:value-type="string">
            <text:p>Romans 4:13-18</text:p>
          </table:table-cell>
          <table:table-cell office:value-type="string" calcext:value-type="string">
            <text:p>Luke 2:41-52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- 14" office:value-type="date" office:date-value="2021-03-21" calcext:value-type="date">
            <text:p>03/21/21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lent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span text:style-name="T1">The </text:span>Fifth Sunday in Lent</text:p>
          </table:table-cell>
          <table:table-cell office:value-type="string" calcext:value-type="string">
            <text:p>lent</text:p>
          </table:table-cell>
          <table:table-cell office:value-type="string" calcext:value-type="string">
            <text:p>stt/2021/preparing-covid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Jeremiah 31:31-34</text:p>
          </table:table-cell>
          <table:table-cell office:value-type="string" calcext:value-type="string">
            <text:p>Hebrews 5:5-10</text:p>
          </table:table-cell>
          <table:table-cell office:value-type="string" calcext:value-type="string">
            <text:p>John 12:20-3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3-25" calcext:value-type="date">
            <text:p>03/25/21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nunci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Annunciation of Our Lord Jesus Christ to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</text:p>
          </table:table-cell>
          <table:table-cell office:value-type="string" calcext:value-type="string">
            <text:p>Isaiah 7:10-14</text:p>
          </table:table-cell>
          <table:table-cell office:value-type="string" calcext:value-type="string">
            <text:p>Hebrews 10:4-10</text:p>
          </table:table-cell>
          <table:table-cell office:value-type="string" calcext:value-type="string">
            <text:p>Luke 1:26-3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- 7" office:value-type="date" office:date-value="2021-03-28" calcext:value-type="date">
            <text:p>03/28/21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table:style-name="ce14" office:value-type="string" calcext:value-type="string">
            <text:p>palmsunday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The Sunday of the Passion- Palm Sun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9-16</text:p>
          </table:table-cell>
          <table:table-cell table:style-name="ce14" office:value-type="string" calcext:value-type="string">
            <text:p>Isaiah 50:4-9a</text:p>
          </table:table-cell>
          <table:table-cell table:style-name="ce14" office:value-type="string" calcext:value-type="string">
            <text:p>Philippians 2:5-11</text:p>
          </table:table-cell>
          <table:table-cell table:style-name="ce14" office:value-type="string" calcext:value-type="string">
            <text:p>Mark 14:1-15:47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6" office:value-type="date" office:date-value="2021-03-29" calcext:value-type="date">
            <text:p>03/29/2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holy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6:5-11</text:p>
          </table:table-cell>
          <table:table-cell office:value-type="string" calcext:value-type="string">
            <text:p>Isaiah 42:1-9</text:p>
          </table:table-cell>
          <table:table-cell office:value-type="string" calcext:value-type="string">
            <text:p>Hebrews 9:11-15</text:p>
          </table:table-cell>
          <table:table-cell office:value-type="string" calcext:value-type="string">
            <text:p>John 12:1-11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6" table:formula="of:=ORG.OPENOFFICE.EASTERSUNDAY([.A$1])-5" office:value-type="date" office:date-value="2021-03-30" calcext:value-type="date">
            <text:p>03/30/21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holy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1:1-14</text:p>
          </table:table-cell>
          <table:table-cell office:value-type="string" calcext:value-type="string">
            <text:p>Isaiah 49:1-7</text:p>
          </table:table-cell>
          <table:table-cell office:value-type="string" calcext:value-type="string">
            <text:p>1 Corinthians 1:18-31</text:p>
          </table:table-cell>
          <table:table-cell office:value-type="string" calcext:value-type="string">
            <text:p>John 12:20-36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4" office:value-type="date" office:date-value="2021-03-31" calcext:value-type="date">
            <text:p>03/31/21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holy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Holy Week</text:p>
          </table:table-cell>
          <table:table-cell office:value-type="string" calcext:value-type="string">
            <text:p>holyweek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0</text:p>
          </table:table-cell>
          <table:table-cell office:value-type="string" calcext:value-type="string">
            <text:p>Isaiah 50:4-9a</text:p>
          </table:table-cell>
          <table:table-cell office:value-type="string" calcext:value-type="string">
            <text:p>Hebrews 12:1-3</text:p>
          </table:table-cell>
          <table:table-cell office:value-type="string" calcext:value-type="string">
            <text:p>John 13:21-32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-3" office:value-type="date" office:date-value="2021-04-01" calcext:value-type="date">
            <text:p>04/01/21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table:style-name="ce14" office:value-type="string" calcext:value-type="string">
            <text:p>maundythursday</text:p>
          </table:table-cell>
          <table:table-cell table:style-name="ce14" office:value-type="string" calcext:value-type="string">
            <text:p>274/355</text:p>
          </table:table-cell>
          <table:table-cell office:value-type="string" calcext:value-type="string">
            <text:p>Maundy Thurs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6:1, 10-17</text:p>
          </table:table-cell>
          <table:table-cell table:style-name="ce14" office:value-type="string" calcext:value-type="string">
            <text:p>Exodus 12:1-14</text:p>
          </table:table-cell>
          <table:table-cell table:style-name="ce14" office:value-type="string" calcext:value-type="string">
            <text:p>1 Corinthians 11:23-26</text:p>
          </table:table-cell>
          <table:table-cell table:style-name="ce14" office:value-type="string" calcext:value-type="string">
            <text:p>John 13:1-17, 31b-35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 table:formula="of:=ORG.OPENOFFICE.EASTERSUNDAY([.A$1])-2" office:value-type="date" office:date-value="2021-04-02" calcext:value-type="date">
            <text:p>04/02/21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table:style-name="ce14" office:value-type="string" calcext:value-type="string">
            <text:p>goodfriday</text:p>
          </table:table-cell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22</text:p>
          </table:table-cell>
          <table:table-cell table:style-name="ce14" office:value-type="string" calcext:value-type="string">
            <text:p>Isaiah 52:13-53:12</text:p>
          </table:table-cell>
          <table:table-cell table:style-name="ce14" office:value-type="string" calcext:value-type="string">
            <text:p>Hebrews 10:16-25</text:p>
          </table:table-cell>
          <table:table-cell table:style-name="ce14" office:value-type="string" calcext:value-type="string">
            <text:p>John 18:1-19:42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eastervigil</text:p>
          </table:table-cell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The Great Vigil of Easter</text:p>
          </table:table-cell>
          <table:table-cell table:style-name="ce14" office:value-type="string" calcext:value-type="string">
            <text:p>easter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stt/2021/peace-covid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114</text:p>
          </table:table-cell>
          <table:table-cell table:style-name="ce14"/>
          <table:table-cell table:style-name="ce14" office:value-type="string" calcext:value-type="string">
            <text:p>Romans 6:3-11</text:p>
          </table:table-cell>
          <table:table-cell table:style-name="ce14" office:value-type="string" calcext:value-type="string">
            <text:p>Mark 16:1-8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-1" office:value-type="date" office:date-value="2021-04-03" calcext:value-type="date">
            <text:p>04/03/21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table:style-name="ce14" office:value-type="string" calcext:value-type="string">
            <text:p>holysaturday</text:p>
          </table:table-cell>
          <table:table-cell table:style-name="ce14" office:value-type="string" calcext:value-type="string">
            <text:p>283/355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holyweek</text:p>
          </table:table-cell>
          <table:table-cell table:style-name="ce14" office:value-type="string" calcext:value-type="string">
            <text:p>stt/2021/preparing-covid</text:p>
          </table:table-cell>
          <table:table-cell table:style-name="ce14" table:number-columns-repeated="4"/>
          <table:table-cell office:value-type="string" calcext:value-type="string">
            <text:p>he/psalm/responsively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table:style-name="ce14" office:value-type="string" calcext:value-type="string">
            <text:p>stt/2021/postscript-covid</text:p>
          </table:table-cell>
          <table:table-cell table:style-name="ce14" office:value-type="string" calcext:value-type="string">
            <text:p>Psalm 31:1-4, 15-16</text:p>
          </table:table-cell>
          <table:table-cell table:style-name="ce14" office:value-type="string" calcext:value-type="string">
            <text:p>Job 14:1-14</text:p>
          </table:table-cell>
          <table:table-cell table:style-name="ce14" office:value-type="string" calcext:value-type="string">
            <text:p>1 Peter 4:1-8</text:p>
          </table:table-cell>
          <table:table-cell table:style-name="ce14" office:value-type="string" calcext:value-type="string">
            <text:p>Matthew 27:57-66</text:p>
          </table:table-cell>
          <table:table-cell table:style-name="ce14" table:number-columns-repeated="24"/>
        </table:table-row>
        <table:table-row table:style-name="ro1">
          <table:table-cell table:style-name="ce16" table:formula="of:=ORG.OPENOFFICE.EASTERSUNDAY([.A$1])" office:value-type="date" office:date-value="2021-04-04" calcext:value-type="date">
            <text:p>04/04/21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ev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Easter Eve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1 Corinthians 5:6b-8</text:p>
          </table:table-cell>
          <table:table-cell office:value-type="string" calcext:value-type="string">
            <text:p>Luke 24:13-49</text:p>
          </table:table-cell>
          <table:table-cell/>
          <table:table-cell table:style-name="ce14" table:number-columns-repeated="23"/>
        </table:table-row>
        <table:table-row table:style-name="ro1">
          <table:table-cell table:style-name="ce11" table:formula="of:=ORG.OPENOFFICE.EASTERSUNDAY([.A$1])" office:value-type="date" office:date-value="2021-04-04" calcext:value-type="date">
            <text:p>04/04/21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resurrection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unday of the Resurrection, or Easter Day</text:p>
          </table:table-cell>
          <table:table-cell table:style-name="ce12" office:value-type="string" calcext:value-type="string">
            <text:p>easter</text:p>
          </table:table-cell>
          <table:table-cell table:style-name="ce12" office:value-type="string" calcext:value-type="string">
            <text:p>stt/2021/preparing-covid</text:p>
          </table:table-cell>
          <table:table-cell table:style-name="ce1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table:style-name="ce12" office:value-type="string" calcext:value-type="string">
            <text:p>Psalm 118:1-2, 14-24</text:p>
          </table:table-cell>
          <table:table-cell table:style-name="ce12" office:value-type="string" calcext:value-type="string">
            <text:p>Isaiah 25:6-9</text:p>
          </table:table-cell>
          <table:table-cell table:style-name="ce12" office:value-type="string" calcext:value-type="string">
            <text:p>Acts 10:34-43</text:p>
          </table:table-cell>
          <table:table-cell table:style-name="ce12" office:value-type="string" calcext:value-type="string">
            <text:p>Mark 16:1-8</text:p>
          </table:table-cell>
          <table:table-cell table:style-name="ce12" table:number-columns-repeated="24"/>
        </table:table-row>
        <table:table-row table:style-name="ro1">
          <table:table-cell table:style-name="ce16" table:formula="of:=ORG.OPENOFFICE.EASTERSUNDAY([.A$1])+1" office:value-type="date" office:date-value="2021-04-05" calcext:value-type="date">
            <text:p>04/05/21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eastermon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on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6:8-11</text:p>
          </table:table-cell>
          <table:table-cell office:value-type="string" calcext:value-type="string">
            <text:p>Acts 2:14,22b-32</text:p>
          </table:table-cell>
          <table:table-cell/>
          <table:table-cell office:value-type="string" calcext:value-type="string">
            <text:p>Matthew 28:9-1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2" office:value-type="date" office:date-value="2021-04-06" calcext:value-type="date">
            <text:p>04/06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tu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u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3:18-22</text:p>
          </table:table-cell>
          <table:table-cell office:value-type="string" calcext:value-type="string">
            <text:p>Acts 2:36-41</text:p>
          </table:table-cell>
          <table:table-cell/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3" office:value-type="date" office:date-value="2021-04-07" calcext:value-type="date">
            <text:p>04/07/2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easterwedne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Wedne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5:1-8</text:p>
          </table:table-cell>
          <table:table-cell office:value-type="string" calcext:value-type="string">
            <text:p>Acts 3:1-10</text:p>
          </table:table-cell>
          <table:table-cell/>
          <table:table-cell office:value-type="string" calcext:value-type="string">
            <text:p>Luke 24:13-35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4" office:value-type="date" office:date-value="2021-04-08" calcext:value-type="date">
            <text:p>04/08/21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easterthurs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urs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</text:p>
          </table:table-cell>
          <table:table-cell office:value-type="string" calcext:value-type="string">
            <text:p>Acts 3:11-26</text:p>
          </table:table-cell>
          <table:table-cell/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5" office:value-type="date" office:date-value="2021-04-09" calcext:value-type="date">
            <text:p>04/09/21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easterfri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ri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6:1-8</text:p>
          </table:table-cell>
          <table:table-cell office:value-type="string" calcext:value-type="string">
            <text:p>Acts 4:1-12</text:p>
          </table:table-cell>
          <table:table-cell/>
          <table:table-cell office:value-type="string" calcext:value-type="string">
            <text:p>John 21:1-14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+6" office:value-type="date" office:date-value="2021-04-10" calcext:value-type="date">
            <text:p>04/10/21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eastersatur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turday in Easter Week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8:14-18</text:p>
          </table:table-cell>
          <table:table-cell office:value-type="string" calcext:value-type="string">
            <text:p>Acts 4:13-21</text:p>
          </table:table-cell>
          <table:table-cell/>
          <table:table-cell office:value-type="string" calcext:value-type="string">
            <text:p>Mark 16:9-15,20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7" office:value-type="date" office:date-value="2021-04-11" calcext:value-type="date">
            <text:p>04/11/21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east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con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3</text:p>
          </table:table-cell>
          <table:table-cell office:value-type="string" calcext:value-type="string">
            <text:p>Acts 4:32-35</text:p>
          </table:table-cell>
          <table:table-cell office:value-type="string" calcext:value-type="string">
            <text:p>1 John 1:1-2:2</text:p>
          </table:table-cell>
          <table:table-cell office:value-type="string" calcext:value-type="string">
            <text:p>John 20:19-31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14" office:value-type="date" office:date-value="2021-04-18" calcext:value-type="date">
            <text:p>04/18/2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east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Third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</text:p>
          </table:table-cell>
          <table:table-cell office:value-type="string" calcext:value-type="string">
            <text:p>Acts 3:12-19</text:p>
          </table:table-cell>
          <table:table-cell office:value-type="string" calcext:value-type="string">
            <text:p>1 John 3:1-7</text:p>
          </table:table-cell>
          <table:table-cell office:value-type="string" calcext:value-type="string">
            <text:p>Luke 24:36b-4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1" office:value-type="date" office:date-value="2021-04-25" calcext:value-type="date">
            <text:p>04/25/21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east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our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3</text:p>
          </table:table-cell>
          <table:table-cell office:value-type="string" calcext:value-type="string">
            <text:p>Acts 4:5-12</text:p>
          </table:table-cell>
          <table:table-cell office:value-type="string" calcext:value-type="string">
            <text:p>1 John 3:16-24</text:p>
          </table:table-cell>
          <table:table-cell office:value-type="string" calcext:value-type="string">
            <text:p>John 10:11-1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4-26" calcext:value-type="date">
            <text:p>04/26/21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mark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k the Evangelist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</text:p>
          </table:table-cell>
          <table:table-cell office:value-type="string" calcext:value-type="string">
            <text:p>Isaiah 52:7-10</text:p>
          </table:table-cell>
          <table:table-cell office:value-type="string" calcext:value-type="string">
            <text:p>Ephesians 4:7-8,11-16</text:p>
          </table:table-cell>
          <table:table-cell office:value-type="string" calcext:value-type="string">
            <text:p>Mark 1:1-1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01" calcext:value-type="date">
            <text:p>05/01/21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sphilip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hilip and Saint James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Isaiah 30:18-21</text:p>
          </table:table-cell>
          <table:table-cell office:value-type="string" calcext:value-type="string">
            <text:p>2 Corinthians 4:1-6</text:p>
          </table:table-cell>
          <table:table-cell office:value-type="string" calcext:value-type="string">
            <text:p>John 14:6-14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28" office:value-type="date" office:date-value="2021-05-02" calcext:value-type="date">
            <text:p>05/02/2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east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Fif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2:24-30</text:p>
          </table:table-cell>
          <table:table-cell office:value-type="string" calcext:value-type="string">
            <text:p>Acts 8:26-40</text:p>
          </table:table-cell>
          <table:table-cell office:value-type="string" calcext:value-type="string">
            <text:p>1 John 4:7-21</text:p>
          </table:table-cell>
          <table:table-cell office:value-type="string" calcext:value-type="string">
            <text:p>John 15:1-8</text:p>
          </table:table-cell>
          <table:table-cell table:number-columns-repeated="24"/>
        </table:table-row>
        <table:table-row table:style-name="ro2">
          <table:table-cell table:style-name="ce16" table:formula="of:=ORG.OPENOFFICE.EASTERSUNDAY([.A$1]) + 35" office:value-type="date" office:date-value="2021-05-09" calcext:value-type="date">
            <text:p>05/09/21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east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</text:span>Sixth Sunday of Easter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Acts 10:44-48</text:p>
          </table:table-cell>
          <table:table-cell office:value-type="string" calcext:value-type="string">
            <text:p>1 John 5:1-6</text:p>
          </table:table-cell>
          <table:table-cell office:value-type="string" calcext:value-type="string">
            <text:p>John 15:9-17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39" office:value-type="date" office:date-value="2021-05-13" calcext:value-type="date">
            <text:p>05/13/2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ascens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2" office:value-type="date" office:date-value="2021-05-16" calcext:value-type="date">
            <text:p>05/16/21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east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Seventh Sunday of Easter- The Sunday after Ascension Day</text:p>
          </table:table-cell>
          <table:table-cell office:value-type="string" calcext:value-type="string">
            <text:p>easter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:15-17, 21-26</text:p>
          </table:table-cell>
          <table:table-cell office:value-type="string" calcext:value-type="string">
            <text:p>1 John 5:9-13</text:p>
          </table:table-cell>
          <table:table-cell office:value-type="string" calcext:value-type="string">
            <text:p>John 17:6-19</text:p>
          </table:table-cell>
          <table:table-cell table:number-columns-repeated="24"/>
        </table:table-row>
        <table:table-row table:style-name="ro1">
          <table:table-cell table:style-name="ce16" table:formula="of:=ORG.OPENOFFICE.EASTERSUNDAY([.A$1]) + 49" office:value-type="date" office:date-value="2021-05-23" calcext:value-type="date">
            <text:p>05/23/21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pentecost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>
          <table:table-cell table:style-name="ce16" table:formula="of:=ORG.OPENOFFICE.EASTERSUNDAY([.A$1]) + 56" office:value-type="date" office:date-value="2021-05-30" calcext:value-type="date">
            <text:p>05/30/2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First Sunday after Pentecost- Trinity Sun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9</text:p>
          </table:table-cell>
          <table:table-cell office:value-type="string" calcext:value-type="string">
            <text:p>Isaiah 6:1-8</text:p>
          </table:table-cell>
          <table:table-cell office:value-type="string" calcext:value-type="string">
            <text:p>Romans 8:12-17</text:p>
          </table:table-cell>
          <table:table-cell office:value-type="string" calcext:value-type="string">
            <text:p>John 3:1-1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5-31" calcext:value-type="date">
            <text:p>05/31/21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visit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Visitation of the Blessed Virgin Mary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3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Romans 12:9-16b</text:p>
          </table:table-cell>
          <table:table-cell office:value-type="string" calcext:value-type="string">
            <text:p>Luke 1:39-57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29;DATE([.A$1];12;25) + 8 - WEEKDAY(DATE([.A$1];12;25)) - 7 * 29;&quot;&quot;)" office:value-type="date" office:date-value="2021-06-06" calcext:value-type="date">
            <text:p>06/06/2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8</text:p>
          </table:table-cell>
          <table:table-cell office:value-type="string" calcext:value-type="string">
            <text:p>1 Samuel 8:4-20, 11:14-15</text:p>
          </table:table-cell>
          <table:table-cell office:value-type="string" calcext:value-type="string">
            <text:p>2 Corinthians 4:13-5:1</text:p>
          </table:table-cell>
          <table:table-cell office:value-type="string" calcext:value-type="string">
            <text:p>Mark 3:20-3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11" calcext:value-type="date">
            <text:p>06/11/21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barnaba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naba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2</text:p>
          </table:table-cell>
          <table:table-cell office:value-type="string" calcext:value-type="string">
            <text:p>Isaiah 42:5-12</text:p>
          </table:table-cell>
          <table:table-cell office:value-type="string" calcext:value-type="string">
            <text:p>Acts 11:19-30</text:p>
          </table:table-cell>
          <table:table-cell office:value-type="string" calcext:value-type="string">
            <text:p>13:1-3</text:p>
          </table:table-cell>
          <table:table-cell office:value-type="string" calcext:value-type="string">
            <text:p>Matthew 10:7-16</text:p>
          </table:table-cell>
          <table:table-cell table:number-columns-repeated="23"/>
        </table:table-row>
        <table:table-row table:style-name="ro1">
          <table:table-cell table:style-name="ce16" table:formula="of:=IF(ORG.OPENOFFICE.EASTERSUNDAY([.A$1])+56&lt;DATE([.A$1];12;25) + 8 - WEEKDAY(DATE([.A$1];12;25)) - 7 * 28;DATE([.A$1];12;25) + 8 - WEEKDAY(DATE([.A$1];12;25)) - 7 * 28;&quot;&quot;)" office:value-type="date" office:date-value="2021-06-13" calcext:value-type="date">
            <text:p>06/13/2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0</text:p>
          </table:table-cell>
          <table:table-cell office:value-type="string" calcext:value-type="string">
            <text:p>1 Samuel 15:34-16:13</text:p>
          </table:table-cell>
          <table:table-cell office:value-type="string" calcext:value-type="string">
            <text:p>2 Corinthians 5:6-17</text:p>
          </table:table-cell>
          <table:table-cell office:value-type="string" calcext:value-type="string">
            <text:p>Mark 4:26-3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7" office:value-type="date" office:date-value="2021-06-20" calcext:value-type="date">
            <text:p>06/20/2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:9-20</text:p>
          </table:table-cell>
          <table:table-cell office:value-type="string" calcext:value-type="string">
            <text:p>1 Samuel 17:1a, 4-11, 19-23, 32-49</text:p>
          </table:table-cell>
          <table:table-cell office:value-type="string" calcext:value-type="string">
            <text:p>2 Corinthians 6:1-13</text:p>
          </table:table-cell>
          <table:table-cell office:value-type="string" calcext:value-type="string">
            <text:p>Mark 4:35-4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4" calcext:value-type="date">
            <text:p>06/24/21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stjohnbaptist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Nativity of Saint John the Baptist</text:p>
          </table:table-cell>
          <table:table-cell office:value-type="string" calcext:value-type="string">
            <text:p>advent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5</text:p>
          </table:table-cell>
          <table:table-cell office:value-type="string" calcext:value-type="string">
            <text:p>Isaiah 40:1-11</text:p>
          </table:table-cell>
          <table:table-cell office:value-type="string" calcext:value-type="string">
            <text:p>Acts 13:14b-26</text:p>
          </table:table-cell>
          <table:table-cell office:value-type="string" calcext:value-type="string">
            <text:p>Luke 1:57-8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6" office:value-type="date" office:date-value="2021-06-27" calcext:value-type="date">
            <text:p>06/27/21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8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:1, 7-27</text:p>
          </table:table-cell>
          <table:table-cell office:value-type="string" calcext:value-type="string">
            <text:p>2 Corinthians 8:7-15</text:p>
          </table:table-cell>
          <table:table-cell office:value-type="string" calcext:value-type="string">
            <text:p>Mark 5:21-4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6-29" calcext:value-type="date">
            <text:p>06/29/21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speterpaul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Peter and Saint Paul, Apostles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7</text:p>
          </table:table-cell>
          <table:table-cell office:value-type="string" calcext:value-type="string">
            <text:p>Ezekiel 34:11-16</text:p>
          </table:table-cell>
          <table:table-cell office:value-type="string" calcext:value-type="string">
            <text:p>2 Timothy 4:1-8</text:p>
          </table:table-cell>
          <table:table-cell office:value-type="string" calcext:value-type="string">
            <text:p>John 21:15-1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5" office:value-type="date" office:date-value="2021-07-04" calcext:value-type="date">
            <text:p>07/04/21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9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8</text:p>
          </table:table-cell>
          <table:table-cell office:value-type="string" calcext:value-type="string">
            <text:p>2 Samuel 5:1-5, 9-10</text:p>
          </table:table-cell>
          <table:table-cell office:value-type="string" calcext:value-type="string">
            <text:p>2 Corinthians 12:2-10</text:p>
          </table:table-cell>
          <table:table-cell office:value-type="string" calcext:value-type="string">
            <text:p>Mark 6:1-13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05" calcext:value-type="date">
            <text:p>07/05/21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day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Independence Day</text:p>
          </table:table-cell>
          <table:table-cell office:value-type="string" calcext:value-type="string">
            <text:p>trinit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5</text:p>
          </table:table-cell>
          <table:table-cell office:value-type="string" calcext:value-type="string">
            <text:p>Deuteronomy 10:17-21</text:p>
          </table:table-cell>
          <table:table-cell office:value-type="string" calcext:value-type="string">
            <text:p>Hebrews 11:8-16</text:p>
          </table:table-cell>
          <table:table-cell office:value-type="string" calcext:value-type="string">
            <text:p>Matthew 5:43-4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4" office:value-type="date" office:date-value="2021-07-11" calcext:value-type="date">
            <text:p>07/11/21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1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0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2 Samuel 6:1-5, 12b-19</text:p>
          </table:table-cell>
          <table:table-cell office:value-type="string" calcext:value-type="string">
            <text:p>Ephesians 1:3-14</text:p>
          </table:table-cell>
          <table:table-cell office:value-type="string" calcext:value-type="string">
            <text:p>Mark 6:14-29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3" office:value-type="date" office:date-value="2021-07-18" calcext:value-type="date">
            <text:p>07/18/21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1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9:20-37</text:p>
          </table:table-cell>
          <table:table-cell office:value-type="string" calcext:value-type="string">
            <text:p>2 Samuel 7:1-14a</text:p>
          </table:table-cell>
          <table:table-cell office:value-type="string" calcext:value-type="string">
            <text:p>Ephesians 2:11-22</text:p>
          </table:table-cell>
          <table:table-cell office:value-type="string" calcext:value-type="string">
            <text:p>Mark 6:30-34, 53-56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2" calcext:value-type="date">
            <text:p>07/22/21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marymagdalen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Magdalene</text:p>
          </table:table-cell>
          <table:table-cell office:value-type="string" calcext:value-type="string">
            <text:p>allsaint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2:1-7</text:p>
          </table:table-cell>
          <table:table-cell office:value-type="string" calcext:value-type="string">
            <text:p>Judith 9:1,11-14</text:p>
          </table:table-cell>
          <table:table-cell office:value-type="string" calcext:value-type="string">
            <text:p>2 Corinthians 5:14-18</text:p>
          </table:table-cell>
          <table:table-cell office:value-type="string" calcext:value-type="string">
            <text:p>John 20:11-1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2" office:value-type="date" office:date-value="2021-07-25" calcext:value-type="date">
            <text:p>07/25/2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1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2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4</text:p>
          </table:table-cell>
          <table:table-cell office:value-type="string" calcext:value-type="string">
            <text:p>2 Samuel 11:1-15</text:p>
          </table:table-cell>
          <table:table-cell office:value-type="string" calcext:value-type="string">
            <text:p>Ephesians 3:14-21</text:p>
          </table:table-cell>
          <table:table-cell office:value-type="string" calcext:value-type="string">
            <text:p>John 6:1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7-26" calcext:value-type="date">
            <text:p>07/26/21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jame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7:1-10</text:p>
          </table:table-cell>
          <table:table-cell office:value-type="string" calcext:value-type="string">
            <text:p>Jeremiah 45:1-5</text:p>
          </table:table-cell>
          <table:table-cell office:value-type="string" calcext:value-type="string">
            <text:p>Acts 11:27-12:3</text:p>
          </table:table-cell>
          <table:table-cell office:value-type="string" calcext:value-type="string">
            <text:p>Matthew 20:20-2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1" office:value-type="date" office:date-value="2021-08-01" calcext:value-type="date">
            <text:p>08/01/2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1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3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table:style-name="ce16" office:value-type="string" calcext:value-type="string">
            <text:p>stt/birthdaysanniversarie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51:1-13</text:p>
          </table:table-cell>
          <table:table-cell office:value-type="string" calcext:value-type="string">
            <text:p>2 Samuel 11:26 – 12:13a</text:p>
          </table:table-cell>
          <table:table-cell office:value-type="string" calcext:value-type="string">
            <text:p>Ephesians 4:1-16</text:p>
          </table:table-cell>
          <table:table-cell office:value-type="string" calcext:value-type="string">
            <text:p>John 6:24-35</text:p>
          </table:table-cell>
          <table:table-cell table:number-columns-repeated="24"/>
        </table:table-row>
        <table:table-row table:style-name="ro1">
          <table:table-cell table:style-name="ce16" table:formula="of:=DATE([.A$1];8;6)" office:value-type="date" office:date-value="2021-08-06" calcext:value-type="date">
            <text:p>08/06/21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ransfiguratio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Transfiguration of Our Lord Jesus Christ</text:p>
          </table:table-cell>
          <table:table-cell office:value-type="string" calcext:value-type="string">
            <text:p>epiphan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9</text:p>
          </table:table-cell>
          <table:table-cell office:value-type="string" calcext:value-type="string">
            <text:p>Exodus 34:29-35</text:p>
          </table:table-cell>
          <table:table-cell office:value-type="string" calcext:value-type="string">
            <text:p>2 Peter 1:13-21</text:p>
          </table:table-cell>
          <table:table-cell office:value-type="string" calcext:value-type="string">
            <text:p>Luke 9:28-3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20" office:value-type="date" office:date-value="2021-08-08" calcext:value-type="date">
            <text:p>08/08/21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1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4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30</text:p>
          </table:table-cell>
          <table:table-cell office:value-type="string" calcext:value-type="string">
            <text:p>2 Samuel 18:5-9, 15, 31-33</text:p>
          </table:table-cell>
          <table:table-cell office:value-type="string" calcext:value-type="string">
            <text:p>Ephesians 4:25-5:2</text:p>
          </table:table-cell>
          <table:table-cell office:value-type="string" calcext:value-type="string">
            <text:p>John 6:35, 41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9" office:value-type="date" office:date-value="2021-08-15" calcext:value-type="date">
            <text:p>08/15/2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1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5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111</text:p>
          </table:table-cell>
          <table:table-cell office:value-type="string" calcext:value-type="string">
            <text:p>1 Kings 2:10-12</text:p>
          </table:table-cell>
          <table:table-cell office:value-type="string" calcext:value-type="string">
            <text:p><text:s/>3:3-14</text:p>
          </table:table-cell>
          <table:table-cell office:value-type="string" calcext:value-type="string">
            <text:p>Ephesians 5:15-20</text:p>
          </table:table-cell>
          <table:table-cell office:value-type="string" calcext:value-type="string">
            <text:p>John 6:51-58</text:p>
          </table:table-cell>
          <table:table-cell table:number-columns-repeated="23"/>
        </table:table-row>
        <table:table-row table:style-name="ro1">
          <table:table-cell table:style-name="ce16" office:value-type="date" office:date-value="2021-08-16" calcext:value-type="date">
            <text:p>08/16/21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maryvirgin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ry the Virgin, Mother of Our Lord Jesus Christ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34</text:p>
          </table:table-cell>
          <table:table-cell office:value-type="string" calcext:value-type="string">
            <text:p>Isaiah 61:10-11</text:p>
          </table:table-cell>
          <table:table-cell office:value-type="string" calcext:value-type="string">
            <text:p>Galatians 4:4-7</text:p>
          </table:table-cell>
          <table:table-cell office:value-type="string" calcext:value-type="string">
            <text:p>Luke 1:46-55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8" office:value-type="date" office:date-value="2021-08-22" calcext:value-type="date">
            <text:p>08/22/21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1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6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style-name="ce12" office:value-type="string" calcext:value-type="string">
            <text:p>stt/2021/offertory-covid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84</text:p>
          </table:table-cell>
          <table:table-cell office:value-type="string" calcext:value-type="string">
            <text:p>1 Kings 8:1, 6, 10-11, 22-30, 41-43</text:p>
          </table:table-cell>
          <table:table-cell office:value-type="string" calcext:value-type="string">
            <text:p>Ephesians 6:10-20</text:p>
          </table:table-cell>
          <table:table-cell office:value-type="string" calcext:value-type="string">
            <text:p>John 6:56-69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8-24" calcext:value-type="date">
            <text:p>08/24/21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bartholom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Bartholomew the Apostle</text:p>
          </table:table-cell>
          <table:table-cell office:value-type="string" calcext:value-type="string">
            <text:p>apostles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91</text:p>
          </table:table-cell>
          <table:table-cell office:value-type="string" calcext:value-type="string">
            <text:p>Deuteronomy 18:15-18</text:p>
          </table:table-cell>
          <table:table-cell office:value-type="string" calcext:value-type="string">
            <text:p>1 Corinthians 4:9-15</text:p>
          </table:table-cell>
          <table:table-cell office:value-type="string" calcext:value-type="string">
            <text:p>Luke 22:24-30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7" office:value-type="date" office:date-value="2021-08-29" calcext:value-type="date">
            <text:p>08/29/21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1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7</text:p>
          </table:table-cell>
          <table:table-cell office:value-type="string" calcext:value-type="string">
            <text:p>lordsday</text:p>
          </table:table-cell>
          <table:table-cell office:value-type="string" calcext:value-type="string">
            <text:p>stt/2021/preparing-covid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stt/2021/peace-covid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-covid</text:p>
          </table:table-cell>
          <table:table-cell office:value-type="string" calcext:value-type="string">
            <text:p>Psalm 45:1-2, 7-10</text:p>
          </table:table-cell>
          <table:table-cell office:value-type="string" calcext:value-type="string">
            <text:p>Song of Solomon 2:8-13</text:p>
          </table:table-cell>
          <table:table-cell office:value-type="string" calcext:value-type="string">
            <text:p>James 1:17-27</text:p>
          </table:table-cell>
          <table:table-cell office:value-type="string" calcext:value-type="string">
            <text:p>Mark 7:1-8, 14-15, 21-2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6" office:value-type="date" office:date-value="2021-09-05" calcext:value-type="date">
            <text:p>09/05/2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1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5</text:p>
          </table:table-cell>
          <table:table-cell office:value-type="string" calcext:value-type="string">
            <text:p>Proverbs 22:1-2, 8-9, 22-23</text:p>
          </table:table-cell>
          <table:table-cell office:value-type="string" calcext:value-type="string">
            <text:p>James 2:1-17</text:p>
          </table:table-cell>
          <table:table-cell office:value-type="string" calcext:value-type="string">
            <text:p>Mark 7:24-3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15" office:value-type="date" office:date-value="2021-09-12" calcext:value-type="date">
            <text:p>09/12/2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1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9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9</text:p>
          </table:table-cell>
          <table:table-cell office:value-type="string" calcext:value-type="string">
            <text:p>Proverbs 1:20-33</text:p>
          </table:table-cell>
          <table:table-cell office:value-type="string" calcext:value-type="string">
            <text:p>James 3:1-12</text:p>
          </table:table-cell>
          <table:table-cell office:value-type="string" calcext:value-type="string">
            <text:p>Mark 8:27-38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14" calcext:value-type="date">
            <text:p>09/14/21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cros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Holy Cross Day</text:p>
          </table:table-cell>
          <table:table-cell office:value-type="string" calcext:value-type="string">
            <text:p>holyweek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98</text:p>
          </table:table-cell>
          <table:table-cell office:value-type="string" calcext:value-type="string">
            <text:p>Isaiah 45:21-25</text:p>
          </table:table-cell>
          <table:table-cell office:value-type="string" calcext:value-type="string">
            <text:p>Philippians 2:5-11</text:p>
          </table:table-cell>
          <table:table-cell office:value-type="string" calcext:value-type="string">
            <text:p>John 12:31-36a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4" office:value-type="date" office:date-value="2021-09-19" calcext:value-type="date">
            <text:p>09/19/2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20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0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Proverbs 31:10-31</text:p>
          </table:table-cell>
          <table:table-cell office:value-type="string" calcext:value-type="string">
            <text:p>James 3:13 - 4:3, 7-8a</text:p>
          </table:table-cell>
          <table:table-cell office:value-type="string" calcext:value-type="string">
            <text:p>Mark 9:30-37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1" calcext:value-type="date">
            <text:p>09/21/21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matthew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atthew, Apostle and Evangelist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33-40</text:p>
          </table:table-cell>
          <table:table-cell office:value-type="string" calcext:value-type="string">
            <text:p>Proverbs 3:1-6</text:p>
          </table:table-cell>
          <table:table-cell office:value-type="string" calcext:value-type="string">
            <text:p>2 Timothy 3:14-17</text:p>
          </table:table-cell>
          <table:table-cell office:value-type="string" calcext:value-type="string">
            <text:p>Matthew 9:9-1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3" office:value-type="date" office:date-value="2021-09-26" calcext:value-type="date">
            <text:p>09/26/21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2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1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4</text:p>
          </table:table-cell>
          <table:table-cell office:value-type="string" calcext:value-type="string">
            <text:p>Esther 7:1-6, 9-10; 9:20-22</text:p>
          </table:table-cell>
          <table:table-cell office:value-type="string" calcext:value-type="string">
            <text:p>James 5:13-20</text:p>
          </table:table-cell>
          <table:table-cell office:value-type="string" calcext:value-type="string">
            <text:p>Mark 9:38-50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09-29" calcext:value-type="date">
            <text:p>09/29/21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michaelallangel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Michael and All Angels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</text:p>
          </table:table-cell>
          <table:table-cell office:value-type="string" calcext:value-type="string">
            <text:p>Genesis 28:10-17</text:p>
          </table:table-cell>
          <table:table-cell office:value-type="string" calcext:value-type="string">
            <text:p>Revelation 12:7-12</text:p>
          </table:table-cell>
          <table:table-cell office:value-type="string" calcext:value-type="string">
            <text:p>John 1:47-51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2" office:value-type="date" office:date-value="2021-10-03" calcext:value-type="date">
            <text:p>10/03/21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2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2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6</text:p>
          </table:table-cell>
          <table:table-cell office:value-type="string" calcext:value-type="string">
            <text:p>Job 1:1, 2:1-10</text:p>
          </table:table-cell>
          <table:table-cell office:value-type="string" calcext:value-type="string">
            <text:p>Hebrews 1:1-4, 2:5-12</text:p>
          </table:table-cell>
          <table:table-cell office:value-type="string" calcext:value-type="string">
            <text:p>Mark 10:2-16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1" office:value-type="date" office:date-value="2021-10-10" calcext:value-type="date">
            <text:p>10/10/21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2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3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2:1-15</text:p>
          </table:table-cell>
          <table:table-cell office:value-type="string" calcext:value-type="string">
            <text:p>Job 23:1-9, 16-17</text:p>
          </table:table-cell>
          <table:table-cell office:value-type="string" calcext:value-type="string">
            <text:p>Hebrews 4:12-16</text:p>
          </table:table-cell>
          <table:table-cell office:value-type="string" calcext:value-type="string">
            <text:p>Mark 10:17-31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999" calcext:value-type="float">
            <text:p>999</text:p>
          </table:table-cell>
          <table:table-cell office:value-type="string" calcext:value-type="string">
            <text:p>thanksgivingcanad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anadian 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10" office:value-type="date" office:date-value="2021-10-17" calcext:value-type="date">
            <text:p>10/17/21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2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1-9, 25, 37b</text:p>
          </table:table-cell>
          <table:table-cell office:value-type="string" calcext:value-type="string">
            <text:p>Job 38:1-7, 34-41</text:p>
          </table:table-cell>
          <table:table-cell office:value-type="string" calcext:value-type="string">
            <text:p>Hebrews 5:1-10</text:p>
          </table:table-cell>
          <table:table-cell office:value-type="string" calcext:value-type="string">
            <text:p>Mark 10:35-45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18" calcext:value-type="date">
            <text:p>10/18/21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luk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Luke the Evangelist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7</text:p>
          </table:table-cell>
          <table:table-cell office:value-type="string" calcext:value-type="string">
            <text:p>Sirach 38:1-4,6-10,12-14</text:p>
          </table:table-cell>
          <table:table-cell office:value-type="string" calcext:value-type="string">
            <text:p>2 Timothy 4:5-13</text:p>
          </table:table-cell>
          <table:table-cell office:value-type="string" calcext:value-type="string">
            <text:p>Luke 4:14-21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3" calcext:value-type="date">
            <text:p>10/23/21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jamesjerusalem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James of Jerusalem, Brother of Our Lord Jesus Christ, and Martyr, c.62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</text:p>
          </table:table-cell>
          <table:table-cell office:value-type="string" calcext:value-type="string">
            <text:p>Acts 15:12-22a</text:p>
          </table:table-cell>
          <table:table-cell office:value-type="string" calcext:value-type="string">
            <text:p>1 Corinthians 15:1-11</text:p>
          </table:table-cell>
          <table:table-cell office:value-type="string" calcext:value-type="string">
            <text:p>Matthew 13:54-5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9" office:value-type="date" office:date-value="2021-10-24" calcext:value-type="date">
            <text:p>10/24/21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2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5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4:1-8, 19-22</text:p>
          </table:table-cell>
          <table:table-cell office:value-type="string" calcext:value-type="string">
            <text:p>Job 42:1-6, 10-17</text:p>
          </table:table-cell>
          <table:table-cell office:value-type="string" calcext:value-type="string">
            <text:p>Hebrews 7:23-28</text:p>
          </table:table-cell>
          <table:table-cell office:value-type="string" calcext:value-type="string">
            <text:p>Mark 10:46-52</text:p>
          </table:table-cell>
          <table:table-cell table:number-columns-repeated="24"/>
        </table:table-row>
        <table:table-row table:style-name="ro1">
          <table:table-cell table:style-name="ce16" office:value-type="date" office:date-value="2021-10-28" calcext:value-type="date">
            <text:p>10/28/21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ssimonjud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int Simon and Saint Jude, Apostles</text:p>
          </table:table-cell>
          <table:table-cell office:value-type="string" calcext:value-type="string">
            <text:p>apostle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9:89-96</text:p>
          </table:table-cell>
          <table:table-cell office:value-type="string" calcext:value-type="string">
            <text:p>Deuteronomy 32:1-4</text:p>
          </table:table-cell>
          <table:table-cell office:value-type="string" calcext:value-type="string">
            <text:p>Ephesians 2:13-22</text:p>
          </table:table-cell>
          <table:table-cell office:value-type="string" calcext:value-type="string">
            <text:p>John 15:17-27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8" office:value-type="date" office:date-value="2021-10-31" calcext:value-type="date">
            <text:p>10/31/2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2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6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46</text:p>
          </table:table-cell>
          <table:table-cell office:value-type="string" calcext:value-type="string">
            <text:p>Ruth 1:1-18</text:p>
          </table:table-cell>
          <table:table-cell office:value-type="string" calcext:value-type="string">
            <text:p>Hebrews 9:11-14</text:p>
          </table:table-cell>
          <table:table-cell office:value-type="string" calcext:value-type="string">
            <text:p>Mark 12:28-34</text:p>
          </table:table-cell>
          <table:table-cell table:number-columns-repeated="24"/>
        </table:table-row>
        <table:table-row table:style-name="ro1">
          <table:table-cell table:style-name="ce16" table:formula="of:=IF(([.A$1]-2021)/3=0; DATE([.A$1];11;1); '')" office:value-type="date" office:date-value="2021-11-01" calcext:value-type="date">
            <text:p>11/01/21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b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19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c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IF(([.A$1]-2020)/3=0; DATE([.A$1];11;1); &quot;&quot;)">
            <text:p/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saintsa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ll Saints’ Day</text:p>
          </table:table-cell>
          <table:table-cell office:value-type="string" calcext:value-type="string">
            <text:p>allsaints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24</text:p>
          </table:table-cell>
          <table:table-cell office:value-type="string" calcext:value-type="string">
            <text:p>Wisdom of Solomon 3:1-9</text:p>
          </table:table-cell>
          <table:table-cell office:value-type="string" calcext:value-type="string">
            <text:p>Revelation 21:1-6a</text:p>
          </table:table-cell>
          <table:table-cell office:value-type="string" calcext:value-type="string">
            <text:p>John 11:32-44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7" office:value-type="date" office:date-value="2021-11-07" calcext:value-type="date">
            <text:p>11/07/21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2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7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7</text:p>
          </table:table-cell>
          <table:table-cell office:value-type="string" calcext:value-type="string">
            <text:p>Ruth 3:1-5</text:p>
          </table:table-cell>
          <table:table-cell office:value-type="string" calcext:value-type="string">
            <text:p><text:s/>4:13-17</text:p>
          </table:table-cell>
          <table:table-cell office:value-type="string" calcext:value-type="string">
            <text:p>Hebrews 9:24-28</text:p>
          </table:table-cell>
          <table:table-cell office:value-type="string" calcext:value-type="string">
            <text:p>Mark 12:38-44</text:p>
          </table:table-cell>
          <table:table-cell table:number-columns-repeated="23"/>
        </table:table-row>
        <table:table-row table:style-name="ro1">
          <table:table-cell table:style-name="ce16" table:formula="of:=DATE([.A$1];12;25) + 8 - WEEKDAY(DATE([.A$1];12;25)) - 7 * 6" office:value-type="date" office:date-value="2021-11-14" calcext:value-type="date">
            <text:p>11/14/21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2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8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1 Samuel 2:1-10</text:p>
          </table:table-cell>
          <table:table-cell office:value-type="string" calcext:value-type="string">
            <text:p>1 Samuel 1:4-20</text:p>
          </table:table-cell>
          <table:table-cell office:value-type="string" calcext:value-type="string">
            <text:p>Hebrews 10:11-25</text:p>
          </table:table-cell>
          <table:table-cell office:value-type="string" calcext:value-type="string">
            <text:p>Mark 13:1-8</text:p>
          </table:table-cell>
          <table:table-cell table:number-columns-repeated="24"/>
        </table:table-row>
        <table:table-row table:style-name="ro1">
          <table:table-cell table:style-name="ce16" table:formula="of:=DATE([.A$1];12;25) + 8 - WEEKDAY(DATE([.A$1];12;25)) - 7 * 5" office:value-type="date" office:date-value="2021-11-21" calcext:value-type="date">
            <text:p>11/21/21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29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e Last Sunday after Pentecost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2</text:p>
          </table:table-cell>
          <table:table-cell office:value-type="string" calcext:value-type="string">
            <text:p>2 Samuel 23:1-7</text:p>
          </table:table-cell>
          <table:table-cell office:value-type="string" calcext:value-type="string">
            <text:p>Revelation 1:4b-8</text:p>
          </table:table-cell>
          <table:table-cell office:value-type="string" calcext:value-type="string">
            <text:p>John 18:33-37</text:p>
          </table:table-cell>
          <table:table-cell table:number-columns-repeated="24"/>
        </table:table-row>
        <table:table-row table:style-name="ro1">
          <table:table-cell table:style-name="ce5" table:formula="of:=IF(([.A$1]-2021)/3=0;DATE([.A$1];11;28-IF(WEEKDAY(DATE([.A$1];11;28))&gt;4;WEEKDAY(DATE([.A$1];11;28))-5;WEEKDAY(DATE([.A$1];11;28)+2)));&quot;&quot;)" office:value-type="date" office:date-value="2021-11-25" calcext:value-type="date">
            <text:p>11/25/21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b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20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a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1">
          <table:table-cell table:style-name="ce5" table:formula="of:=IF(([.A$1]-2019)/3=0;DATE([.A$1];11;28-IF(WEEKDAY(DATE([.A$1];11;28))&gt;4;WEEKDAY(DATE([.A$1];11;28))-5;WEEKDAY(DATE([.A$1];11;28)+2)));&quot;&quot;)">
            <text:p/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c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Thanksgiving Day</text:p>
          </table:table-cell>
          <table:table-cell office:value-type="string" calcext:value-type="string">
            <text:p>trinit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26</text:p>
          </table:table-cell>
          <table:table-cell office:value-type="string" calcext:value-type="string">
            <text:p>Joel 2:21-27</text:p>
          </table:table-cell>
          <table:table-cell office:value-type="string" calcext:value-type="string">
            <text:p>1 Timothy 2:1-7</text:p>
          </table:table-cell>
          <table:table-cell office:value-type="string" calcext:value-type="string">
            <text:p>Matthew 6:25-33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35&lt;ORG.OPENOFFICE.EASTERSUNDAY([.A$1])-49; DATE([.A$1];1;6) + 8 - WEEKDAY(DATE([.A$1];1;6)) + 35;&quot;&quot;)">
            <text:p/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epiphany6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ix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2&lt;ORG.OPENOFFICE.EASTERSUNDAY([.A$1])-49; DATE([.A$1];1;6) + 8 - WEEKDAY(DATE([.A$1];1;6)) + 42;&quot;&quot;)">
            <text:p/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epiphany7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Seven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2">
          <table:table-cell table:style-name="ce28"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piphany8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span text:style-name="T1">The Eighth</text:span> Sunday after the Epiphany</text:p>
          </table:table-cell>
          <table:table-cell office:value-type="string" calcext:value-type="string">
            <text:p>epiphan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30</text:p>
          </table:table-cell>
          <table:table-cell office:value-type="string" calcext:value-type="string">
            <text:p>2 Kings 5:1-14</text:p>
          </table:table-cell>
          <table:table-cell office:value-type="string" calcext:value-type="string">
            <text:p>1 Corinthians 9:24-27</text:p>
          </table:table-cell>
          <table:table-cell office:value-type="string" calcext:value-type="string">
            <text:p>Mark 1:40-45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1</text:p>
          </table:table-cell>
          <table:table-cell office:value-type="string" calcext:value-type="string">
            <text:p>Isaiah 43:18-25</text:p>
          </table:table-cell>
          <table:table-cell office:value-type="string" calcext:value-type="string">
            <text:p>2 Corinthians 1:18-22</text:p>
          </table:table-cell>
          <table:table-cell office:value-type="string" calcext:value-type="string">
            <text:p>Mark 2:1-1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3:1-13, 22</text:p>
          </table:table-cell>
          <table:table-cell office:value-type="string" calcext:value-type="string">
            <text:p>Hosea 2:14-20</text:p>
          </table:table-cell>
          <table:table-cell office:value-type="string" calcext:value-type="string">
            <text:p>2 Corinthians 3:1-6</text:p>
          </table:table-cell>
          <table:table-cell office:value-type="string" calcext:value-type="string">
            <text:p>Mark 2:13-22</text:p>
          </table:table-cell>
          <table:table-cell table:number-columns-repeated="24"/>
        </table:table-row>
        <table:table-row table:style-name="ro1">
          <table:table-cell table:style-name="ce16"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Proper 4</text:p>
          </table:table-cell>
          <table:table-cell office:value-type="string" calcext:value-type="string">
            <text:p>lordsday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39:1-5, 12-17</text:p>
          </table:table-cell>
          <table:table-cell office:value-type="string" calcext:value-type="string">
            <text:p>1 Samuel 3:1-20</text:p>
          </table:table-cell>
          <table:table-cell office:value-type="string" calcext:value-type="string">
            <text:p>2 Corinthians 4:5-12</text:p>
          </table:table-cell>
          <table:table-cell office:value-type="string" calcext:value-type="string">
            <text:p>Mark 2:23-3:6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Ascension Day</text:p>
          </table:table-cell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easter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18:1-2, 14-24</text:p>
          </table:table-cell>
          <table:table-cell office:value-type="string" calcext:value-type="string">
            <text:p>Isaiah 25:6-9</text:p>
          </table:table-cell>
          <table:table-cell office:value-type="string" calcext:value-type="string">
            <text:p>Acts 10:34-43</text:p>
          </table:table-cell>
          <table:table-cell office:value-type="string" calcext:value-type="string">
            <text:p>Mark 16:1-8</text:p>
          </table:table-cell>
          <table:table-cell table:number-columns-repeated="24"/>
        </table:table-row>
        <table:table-row table:style-name="ro1">
          <table:table-cell table:style-name="ce16"/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style-name="Default"/>
          <table:table-cell office:value-type="string" calcext:value-type="string">
            <text:p>ascension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47</text:p>
          </table:table-cell>
          <table:table-cell office:value-type="string" calcext:value-type="string">
            <text:p>Acts 1:1-11</text:p>
          </table:table-cell>
          <table:table-cell office:value-type="string" calcext:value-type="string">
            <text:p>Ephesians 1:15-23</text:p>
          </table:table-cell>
          <table:table-cell office:value-type="string" calcext:value-type="string">
            <text:p>Luke 24:44-53</text:p>
          </table:table-cell>
          <table:table-cell table:number-columns-repeated="24"/>
        </table:table-row>
        <table:table-row table:style-name="ro1">
          <table:table-cell table:style-name="ce16"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table:style-name="ce14" office:value-type="string" calcext:value-type="string">
            <text:p>liturgyofpalms</text:p>
          </table:table-cell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Liturgy of the Palms</text:p>
          </table:table-cell>
          <table:table-cell table:style-name="ce14" table:number-columns-repeated="6"/>
          <table:table-cell office:value-type="string" calcext:value-type="string">
            <text:p>he/psalm/responsively</text:p>
          </table:table-cell>
          <table:table-cell/>
          <table:table-cell table:style-name="ce14" table:number-columns-repeated="21"/>
          <table:table-cell table:style-name="ce14" office:value-type="string" calcext:value-type="string">
            <text:p>Psalm 118:1-2, 19-29</text:p>
          </table:table-cell>
          <table:table-cell table:style-name="ce14" table:number-columns-repeated="2"/>
          <table:table-cell table:style-name="ce14" office:value-type="string" calcext:value-type="string">
            <text:p>Mark 11:1-11</text:p>
          </table:table-cell>
          <table:table-cell table:style-name="ce14"/>
          <table:table-cell table:number-columns-repeated="23"/>
        </table:table-row>
        <table:table-row table:style-name="ro1">
          <table:table-cell table:style-name="ce16"/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style-name="ce9" office:value-type="string" calcext:value-type="string">
            <text:p>The Day of Pentecost- Whitsunday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salm/responsively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office:value-type="string" calcext:value-type="string">
            <text:p>Psalm 104:24-34, 35b</text:p>
          </table:table-cell>
          <table:table-cell office:value-type="string" calcext:value-type="string">
            <text:p>Ezekiel 37:1-14</text:p>
          </table:table-cell>
          <table:table-cell office:value-type="string" calcext:value-type="string">
            <text:p>Acts 2:1-21</text:p>
          </table:table-cell>
          <table:table-cell office:value-type="string" calcext:value-type="string">
            <text:p>John 15:26-27</text:p>
          </table:table-cell>
          <table:table-cell office:value-type="string" calcext:value-type="string">
            <text:p><text:s/>16:4b-15</text:p>
          </table:table-cell>
          <table:table-cell table:number-columns-repeated="23"/>
        </table:table-row>
        <table:table-row table:style-name="ro1" table:number-rows-repeated="10484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-old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9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5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BCP Pg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Psalm Style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Hymn Seq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 Hymn</text:p>
          </table:table-cell>
          <table:table-cell table:style-name="ce12" office:value-type="string" calcext:value-type="string">
            <text:p>Hymn Communion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table:number-columns-repeated="24"/>
          <table:table-cell table:number-columns-repeated="6"/>
        </table:table-row>
        <table:table-row table:style-name="ro1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dve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dvent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xmas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304-3vv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-448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table:style-name="ce14" office:value-type="float" office:value="264" calcext:value-type="float">
            <text:p>264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ashwed/invitation</text:p>
          </table:table-cell>
          <table:table-cell table:style-name="ce14"/>
          <table:table-cell table:style-name="ce14" office:value-type="string" calcext:value-type="string">
            <text:p>he/ashwed/litanyofpenitence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/>
          <table:table-cell table:style-name="ce14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ashwed</text:p>
          </table:table-cell>
          <table:table-cell table:style-name="ce14" table:number-columns-repeated="2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float" office:value="148" calcext:value-type="float">
            <text:p>148</text:p>
          </table:table-cell>
          <table:table-cell table:number-columns-repeated="3"/>
          <table:table-cell office:value-type="string" calcext:value-type="string">
            <text:p>he/greatlitan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float" office:value="351" calcext:value-type="float">
            <text:p>351</text:p>
          </table:table-cell>
          <table:table-cell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2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palmsunday/passion/b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number-columns-repeated="29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/>
          <table:table-cell table:style-name="ce14" table:number-columns-repeated="23"/>
          <table:table-cell table:number-columns-repeated="6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table:style-name="ce14" office:value-type="string" calcext:value-type="string">
            <text:p>274/355</text:p>
          </table:table-cell>
          <table:table-cell table:style-name="ce14" table:number-columns-repeated="3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-len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table:style-name="ce14" office:value-type="float" office:value="276" calcext:value-type="float">
            <text:p>276</text:p>
          </table:table-cell>
          <table:table-cell table:style-name="ce14" table:number-columns-repeated="2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 table:style-name="ce14" office:value-type="string" calcext:value-type="string">
            <text:p>he/goodfriday/shortconclusion</text:p>
          </table:table-cell>
          <table:table-cell table:style-name="ce14"/>
          <table:table-cell/>
          <table:table-cell table:style-name="ce14" table:number-columns-repeated="11"/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table:style-name="ce14" office:value-type="float" office:value="285" calcext:value-type="float">
            <text:p>285</text:p>
          </table:table-cell>
          <table:table-cell table:style-name="ce14"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4" office:value-type="string" calcext:value-type="string">
            <text:p>he/eastervigil/greatalleluia</text:p>
          </table:table-cell>
          <table:table-cell table:style-name="ce14" table:number-columns-repeated="2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4" table:number-columns-repeated="24"/>
          <table:table-cell table:number-columns-repeated="6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table:style-name="ce14" office:value-type="string" calcext:value-type="string">
            <text:p>283/355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/>
          <table:table-cell table:style-name="ce14" office:value-type="string" calcext:value-type="string">
            <text:p>he/homily/brief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3"/>
          <table:table-cell/>
          <table:table-cell table:style-name="ce14" table:number-columns-repeated="10"/>
          <table:table-cell table:style-name="ce14" office:value-type="string" calcext:value-type="string">
            <text:p>office/mp/conclusion/thegrace</text:p>
          </table:table-cell>
          <table:table-cell office:value-type="string" calcext:value-type="string">
            <text:p>stt/2021/postscript</text:p>
          </table:table-cell>
          <table:table-cell table:style-name="ce14"/>
          <table:table-cell table:style-name="ce12" table:number-columns-repeated="23"/>
          <table:table-cell table:number-columns-repeated="6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float" office:value="355" calcext:value-type="float">
            <text:p>355</text:p>
          </table:table-cell>
          <table:table-cell table:style-name="ce12" table:number-columns-repeated="2"/>
          <table:table-cell table:style-name="ce12" office:value-type="string" calcext:value-type="string">
            <text:p>he/greeting/alleluia</text:p>
          </table:table-cell>
          <table:table-cell table:style-name="ce12"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/>
          <table:table-cell table:style-name="ce1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style-name="ce12"/>
          <table:table-cell table:number-columns-repeated="29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ascension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mar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table:number-columns-repeated="3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mary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-nohymn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table:number-columns-repeated="2"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lordhavemercy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-covid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2" calcext:value-type="float">
            <text:p>102</text:p>
          </table:table-cell>
          <table:table-cell office:value-type="string" calcext:value-type="string">
            <text:p>ascension1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3" calcext:value-type="float">
            <text:p>103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 table:number-columns-repeated="3"/>
          <table:table-cell office:value-type="float" office:value="106" calcext:value-type="float">
            <text:p>106</text:p>
          </table:table-cell>
          <table:table-cell office:value-type="string" calcext:value-type="string">
            <text:p>ascension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>
          <table:table-cell/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table:number-columns-repeated="5"/>
          <table:table-cell office:value-type="string" calcext:value-type="string">
            <text:p>lesson “psalm”</text:p>
          </table:table-cell>
          <table:table-cell/>
          <table:table-cell table:style-name="ce14" table:number-columns-repeated="22"/>
          <table:table-cell table:number-columns-repeated="29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string" calcext:value-type="string">
            <text:p>pentecost2</text:p>
          </table:table-cell>
          <table:table-cell office:value-type="float" office:value="355" calcext:value-type="float">
            <text:p>355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lesson “psalm”</text:p>
          </table:table-cell>
          <table:table-cell table:number-columns-repeated="2"/>
          <table:table-cell office:value-type="string" calcext:value-type="string">
            <text:p>he/homily/brief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a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short</text:p>
          </table:table-cell>
          <table:table-cell office:value-type="string" calcext:value-type="string">
            <text:p>stt/2021/communion</text:p>
          </table:table-cell>
          <table:table-cell table:number-columns-repeated="2"/>
          <table:table-cell office:value-type="string" calcext:value-type="string">
            <text:p>he/postcommunion/eternal</text:p>
          </table:table-cell>
          <table:table-cell office:value-type="string" calcext:value-type="string">
            <text:p>he/blessing/thepeace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 office:value-type="string" calcext:value-type="string">
            <text:p>stt/2021/postscript</text:p>
          </table:table-cell>
          <table:table-cell table:number-columns-repeated="30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2" table:style-name="ta1">
        <office:forms form:automatic-focus="false" form:apply-design-mode="false"/>
        <table:table-column table:style-name="co32" table:default-cell-style-name="ce16"/>
        <table:table-column table:style-name="co33" table:number-columns-repeated="2" table:default-cell-style-name="Default"/>
        <table:table-column table:style-name="co34" table:default-cell-style-name="Default"/>
        <table:table-column table:style-name="co4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46" table:default-cell-style-name="Default"/>
        <table:table-column table:style-name="co38" table:number-columns-repeated="2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35" table:number-columns-repeated="17" table:default-cell-style-name="Default"/>
        <table:table-column table:style-name="co40" table:number-columns-repeated="2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35" table:number-columns-repeated="7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35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number-columns-repeated="30" table:default-cell-style-name="Default"/>
        <table:table-column table:style-name="co1" table:number-columns-repeated="945" table:default-cell-style-name="Default"/>
        <table:table-row table:style-name="ro1">
          <table:table-cell table:style-name="ce1" office:value-type="float" office:value="2022" calcext:value-type="float">
            <text:p>2022</text:p>
          </table:table-cell>
          <table:table-cell table:style-name="ce12" office:value-type="string" calcext:value-type="string">
            <text:p>Fixed Date</text:p>
          </table:table-cell>
          <table:table-cell table:style-name="ce12" office:value-type="string" calcext:value-type="string">
            <text:p>Movable Date</text:p>
          </table:table-cell>
          <table:table-cell table:style-name="ce12" office:value-type="string" calcext:value-type="string">
            <text:p>Order (BCP 15ff.)</text:p>
          </table:table-cell>
          <table:table-cell table:style-name="ce12" office:value-type="string" calcext:value-type="string">
            <text:p>Code</text:p>
          </table:table-cell>
          <table:table-cell table:style-name="ce12" office:value-type="string" calcext:value-type="string">
            <text:p>rite</text:p>
          </table:table-cell>
          <table:table-cell table:style-name="ce12" office:value-type="string" calcext:value-type="string">
            <text:p>bcppage</text:p>
          </table:table-cell>
          <table:table-cell table:style-name="ce12" office:value-type="string" calcext:value-type="string">
            <text:p>Prepare</text:p>
          </table:table-cell>
          <table:table-cell table:style-name="ce12" office:value-type="string" calcext:value-type="string">
            <text:p>We Gather</text:p>
          </table:table-cell>
          <table:table-cell table:style-name="ce12" office:value-type="string" calcext:value-type="string">
            <text:p>Entrance</text:p>
          </table:table-cell>
          <table:table-cell table:style-name="ce12" office:value-type="string" calcext:value-type="string">
            <text:p>Hymn Ent</text:p>
          </table:table-cell>
          <table:table-cell table:style-name="ce12" office:value-type="string" calcext:value-type="string">
            <text:p>Greeting</text:p>
          </table:table-cell>
          <table:table-cell table:style-name="ce12" office:value-type="string" calcext:value-type="string">
            <text:p>Opening Prayer</text:p>
          </table:table-cell>
          <table:table-cell table:style-name="ce12" office:value-type="string" calcext:value-type="string">
            <text:p>Song of Praise</text:p>
          </table:table-cell>
          <table:table-cell table:style-name="ce12" office:value-type="string" calcext:value-type="string">
            <text:p>Collect</text:p>
          </table:table-cell>
          <table:table-cell table:style-name="ce12" office:value-type="string" calcext:value-type="string">
            <text:p>Rubric</text:p>
          </table:table-cell>
          <table:table-cell table:style-name="ce12" office:value-type="string" calcext:value-type="string">
            <text:p>WeHear</text:p>
          </table:table-cell>
          <table:table-cell table:style-name="ce12" office:value-type="string" calcext:value-type="string">
            <text:p>Lesson1</text:p>
          </table:table-cell>
          <table:table-cell table:style-name="ce12" office:value-type="string" calcext:value-type="string">
            <text:p>Psalm</text:p>
          </table:table-cell>
          <table:table-cell table:style-name="ce12" office:value-type="string" calcext:value-type="string">
            <text:p>Lesson2</text:p>
          </table:table-cell>
          <table:table-cell table:style-name="ce12" office:value-type="string" calcext:value-type="string">
            <text:p>Sequence</text:p>
          </table:table-cell>
          <table:table-cell table:style-name="ce12" office:value-type="string" calcext:value-type="string">
            <text:p>Sequence Hymn</text:p>
          </table:table-cell>
          <table:table-cell table:style-name="ce12" office:value-type="string" calcext:value-type="string">
            <text:p>LessonG</text:p>
          </table:table-cell>
          <table:table-cell table:style-name="ce12" office:value-type="string" calcext:value-type="string">
            <text:p>Homily</text:p>
          </table:table-cell>
          <table:table-cell table:style-name="ce12" office:value-type="string" calcext:value-type="string">
            <text:p>WeRespond</text:p>
          </table:table-cell>
          <table:table-cell table:style-name="ce12" office:value-type="string" calcext:value-type="string">
            <text:p>Creed</text:p>
          </table:table-cell>
          <table:table-cell table:style-name="ce12" office:value-type="string" calcext:value-type="string">
            <text:p>PoP</text:p>
          </table:table-cell>
          <table:table-cell table:style-name="ce12" office:value-type="string" calcext:value-type="string">
            <text:p>Confession</text:p>
          </table:table-cell>
          <table:table-cell table:style-name="ce12" office:value-type="string" calcext:value-type="string">
            <text:p>Peace</text:p>
          </table:table-cell>
          <table:table-cell table:style-name="ce12"/>
          <table:table-cell table:style-name="ce12" office:value-type="string" calcext:value-type="string">
            <text:p>Announcements</text:p>
          </table:table-cell>
          <table:table-cell table:style-name="ce12" office:value-type="string" calcext:value-type="string">
            <text:p>WeOffer</text:p>
          </table:table-cell>
          <table:table-cell table:style-name="ce12" office:value-type="string" calcext:value-type="string">
            <text:p>Offertory</text:p>
          </table:table-cell>
          <table:table-cell table:style-name="ce12" office:value-type="string" calcext:value-type="string">
            <text:p>Hymn Offertory</text:p>
          </table:table-cell>
          <table:table-cell table:style-name="ce12" office:value-type="string" calcext:value-type="string">
            <text:p>Great Thanksgiving</text:p>
          </table:table-cell>
          <table:table-cell table:style-name="ce12" office:value-type="string" calcext:value-type="string">
            <text:p>Lord’s Prayer</text:p>
          </table:table-cell>
          <table:table-cell table:style-name="ce12" office:value-type="string" calcext:value-type="string">
            <text:p>Fraction</text:p>
          </table:table-cell>
          <table:table-cell table:style-name="ce12" office:value-type="string" calcext:value-type="string">
            <text:p>WeReceive</text:p>
          </table:table-cell>
          <table:table-cell table:style-name="ce12" office:value-type="string" calcext:value-type="string">
            <text:p>About Communion</text:p>
          </table:table-cell>
          <table:table-cell table:style-name="ce12" office:value-type="string" calcext:value-type="string">
            <text:p>Communion</text:p>
          </table:table-cell>
          <table:table-cell table:style-name="ce12" office:value-type="string" calcext:value-type="string">
            <text:p>Hymn1</text:p>
          </table:table-cell>
          <table:table-cell table:style-name="ce12" office:value-type="string" calcext:value-type="string">
            <text:p>CommHymn2</text:p>
          </table:table-cell>
          <table:table-cell table:style-name="ce12" office:value-type="string" calcext:value-type="string">
            <text:p>Hymn2</text:p>
          </table:table-cell>
          <table:table-cell table:style-name="ce12" office:value-type="string" calcext:value-type="string">
            <text:p>Post-Communion</text:p>
          </table:table-cell>
          <table:table-cell table:style-name="ce12" office:value-type="string" calcext:value-type="string">
            <text:p>Blessing</text:p>
          </table:table-cell>
          <table:table-cell table:style-name="ce12" office:value-type="string" calcext:value-type="string">
            <text:p>Processional</text:p>
          </table:table-cell>
          <table:table-cell table:style-name="ce12" office:value-type="string" calcext:value-type="string">
            <text:p>Hymn Process</text:p>
          </table:table-cell>
          <table:table-cell table:style-name="ce12" office:value-type="string" calcext:value-type="string">
            <text:p>Dismissal</text:p>
          </table:table-cell>
          <table:table-cell table:style-name="ce12" office:value-type="string" calcext:value-type="string">
            <text:p>Postscript</text:p>
          </table:table-cell>
          <table:table-cell table:style-name="ce12"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3">
          <table:table-cell table:formula="of:=DATE([.A$1]-1;12;25) + 8 - WEEKDAY(DATE([.A$1]-1;12;25)) - 28" office:value-type="date" office:date-value="2021-11-28" calcext:value-type="date">
            <text:p>11/28/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first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/>
          <table:table-cell office:value-type="string" calcext:value-type="string">
            <text:p>lent/greatlitany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, with clouds descending (Hymnal 58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Once he came in blessing (Hymnal 53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Blest be the King whose coming (Hymnal 74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974"/>
        </table:table-row>
        <table:table-row table:style-name="ro1">
          <table:table-cell table:formula="of:=DATE([.A$1]-1; 11; 30)" office:value-type="date" office:date-value="2021-11-30" calcext:value-type="date">
            <text:p>11/30/21</text:p>
          </table:table-cell>
          <table:table-cell/>
          <table:table-cell table:style-name="ce29" office:value-type="string" calcext:value-type="string">
            <text:p>November 3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st-andr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21" office:value-type="date" office:date-value="2021-12-05" calcext:value-type="date">
            <text:p>12/05/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secon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hoir Anthem: Watchman, tell us of the night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ark! A Thrilling Voice is Sounding (Hymnal 5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Choir Anthem: Taste and See</text:p>
          </table:table-cell>
          <table:table-cell office:value-type="string" calcext:value-type="string">
            <text:p>he/hymn</text:p>
          </table:table-cell>
          <table:table-cell office:value-type="string" calcext:value-type="string">
            <text:p>Comfort, comfort ye my people (Hymnal 67)</text:p>
          </table:table-cell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Prepare the way, O Zion (Hymnal 65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14" office:value-type="date" office:date-value="2021-12-12" calcext:value-type="date">
            <text:p>12/12/2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third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679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There’s a voice in the wilderness crying (Hymnal 7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atchman, tell us of the night (Hymnal 640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On Jordan’s bank the Baptist’s cry (Hymnal 76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 + 8 - WEEKDAY(DATE([.A$1]-1;12;25)) - 7" office:value-type="date" office:date-value="2021-12-19" calcext:value-type="date">
            <text:p>12/19/2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fourth-sunday-of-adv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### pb</text:p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###### pb</text:p>
          </table:table-cell>
          <table:table-cell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### pb</text:p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#### Hymnal 437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Come, thou long-expected Jesus (Hymnal 66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comeandsave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o! he comes with clouds descending (Hymnal 57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Hark! the glad sound! (Hymnal 72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The King shall come (Hymnal 7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1)" office:value-type="date" office:date-value="2021-12-21" calcext:value-type="date">
            <text:p>12/21/21</text:p>
          </table:table-cell>
          <table:table-cell/>
          <table:table-cell table:style-name="ce29" office:value-type="string" calcext:value-type="string">
            <text:p>December 2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-tho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adve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christmas-day-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christmas-day-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long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3">
          <table:table-cell table:formula="of:=DATE([.A$1]-1;12;25)" office:value-type="date" office:date-value="2021-12-25" calcext:value-type="date">
            <text:p>12/25/21</text:p>
          </table:table-cell>
          <table:table-cell table:style-name="ce29" office:value-type="string" calcext:value-type="string">
            <text:p>December 2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christmas-day-iii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advent/wreath</text:p>
          </table:table-cell>
          <table:table-cell office:value-type="string" calcext:value-type="string">
            <text:p>advent/ocome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### pb</text:p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### pb</text:p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O Little Town of Bethlehem (Hymnal 79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### pb</text:p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xmas-long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12;25) + 8 - WEEKDAY(DATE([.A$1]-1;12;25))" office:value-type="date" office:date-value="2021-12-26" calcext:value-type="date">
            <text:p>12/26/2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first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Once in royal David’s city (Hymnal 102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God rest you merry, gentlemen (Hymnal 105)</text:p>
          </table:table-cell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The snow lay on the ground (Hymnal 110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Lo, how a Rose e’er blooming (Hymnal 81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Joy to the world! the Lord is come (Hymnal 100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6)" office:value-type="date" office:date-value="2021-12-26" calcext:value-type="date">
            <text:p>12/26/21</text:p>
          </table:table-cell>
          <table:table-cell/>
          <table:table-cell table:style-name="ce29" office:value-type="string" calcext:value-type="string">
            <text:p>December 26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t-stephe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8)" office:value-type="date" office:date-value="2021-12-28" calcext:value-type="date">
            <text:p>12/28/21</text:p>
          </table:table-cell>
          <table:table-cell/>
          <table:table-cell table:style-name="ce29" office:value-type="string" calcext:value-type="string">
            <text:p>December 27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st-joh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-1; 12; 29)" office:value-type="date" office:date-value="2021-12-29" calcext:value-type="date">
            <text:p>12/29/21</text:p>
          </table:table-cell>
          <table:table-cell/>
          <table:table-cell table:style-name="ce29" office:value-type="string" calcext:value-type="string">
            <text:p>December 2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holy-innocent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)" office:value-type="date" office:date-value="2022-01-01" calcext:value-type="date">
            <text:p>01/01/22</text:p>
          </table:table-cell>
          <table:table-cell table:style-name="ce29" office:value-type="string" calcext:value-type="string">
            <text:p>January 1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string" calcext:value-type="string">
            <text:p>holy-nam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-1;12;25) + 8 - WEEKDAY(DATE([.A$1]-1;12;25))+7&lt;DATE([.A$1];1;6);DATE([.A$1]-1;12;25) + 8 - WEEKDAY(DATE([.A$1]-1;12;25))+7;&quot;&quot;)" office:value-type="date" office:date-value="2022-01-02" calcext:value-type="date">
            <text:p>01/02/22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second-sunday-after-christm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 office:value-type="string" calcext:value-type="string">
            <text:p>Christians, awake, salute the happy morn (Hymnal 106)</text:p>
          </table:table-cell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hymnofpraise</text:p>
          </table:table-cell>
          <table:table-cell office:value-type="string" calcext:value-type="string">
            <text:p>Hark! the herald angels sing (Hymnal 87)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 office:value-type="string" calcext:value-type="string">
            <text:p>In the bleak midwinter (Hymnal 112)</text:p>
          </table:table-cell>
          <table:table-cell office:value-type="string" calcext:value-type="string">
            <text:p>lesson “gospel” “Luke 2:41-52”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gloryandpraise</text:p>
          </table:table-cell>
          <table:table-cell/>
          <table:table-cell office:value-type="string" calcext:value-type="string">
            <text:p>he/peace</text:p>
          </table:table-cell>
          <table:table-cell office:value-type="string" calcext:value-type="string">
            <text:p>stt/birthdaysanniversaries</text:p>
          </table:table-cell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A stable lamp is lighted (Hymnal 104)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office:value-type="string" calcext:value-type="string">
            <text:p>What child is this (Hymnal 115)</text:p>
          </table:table-cell>
          <table:table-cell table:number-columns-repeated="2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xmas-shor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Angels, from the realms of glory (Hymnal 93)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" office:value-type="date" office:date-value="2022-01-06" calcext:value-type="date">
            <text:p>01/06/22</text:p>
          </table:table-cell>
          <table:table-cell table:style-name="ce29" office:value-type="string" calcext:value-type="string">
            <text:p>January 6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" office:value-type="date" office:date-value="2022-01-09" calcext:value-type="date">
            <text:p>01/09/22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first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7" office:value-type="date" office:date-value="2022-01-16" calcext:value-type="date">
            <text:p>01/16/22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secon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18)" office:value-type="date" office:date-value="2022-01-18" calcext:value-type="date">
            <text:p>01/18/22</text:p>
          </table:table-cell>
          <table:table-cell/>
          <table:table-cell table:style-name="ce29" office:value-type="string" calcext:value-type="string">
            <text:p>January 1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onfession-of-st-pe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7" table:formula="of:=DATE([.A$1];1;6) + 8 - WEEKDAY(DATE([.A$1];1;6)) + 14" office:value-type="date" office:date-value="2022-01-23" calcext:value-type="date">
            <text:p>01/23/2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string" calcext:value-type="string">
            <text:p>third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25)" office:value-type="date" office:date-value="2022-01-25" calcext:value-type="date">
            <text:p>01/25/22</text:p>
          </table:table-cell>
          <table:table-cell/>
          <table:table-cell table:style-name="ce29" office:value-type="string" calcext:value-type="string">
            <text:p>January 2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conversion-of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1" office:value-type="date" office:date-value="2022-01-30" calcext:value-type="date">
            <text:p>01/30/2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string" calcext:value-type="string">
            <text:p>four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DATE([.A$1];2;2)" office:value-type="date" office:date-value="2022-02-02" calcext:value-type="date">
            <text:p>02/02/22</text:p>
          </table:table-cell>
          <table:table-cell table:style-name="ce29" office:value-type="string" calcext:value-type="string">
            <text:p>February 2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the-presen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;6) + 8 - WEEKDAY(DATE([.A$1];1;6)) + 28" office:value-type="date" office:date-value="2022-02-06" calcext:value-type="date">
            <text:p>02/06/22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fif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35&lt;ORG.OPENOFFICE.EASTERSUNDAY([.A$1])-49; DATE([.A$1];1;6) + 8 - WEEKDAY(DATE([.A$1];1;6)) + 35;&quot;&quot;)" office:value-type="date" office:date-value="2022-02-13" calcext:value-type="date">
            <text:p>02/13/2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six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42&lt;ORG.OPENOFFICE.EASTERSUNDAY([.A$1])-49; DATE([.A$1];1;6) + 8 - WEEKDAY(DATE([.A$1];1;6)) + 42;&quot;&quot;)" office:value-type="date" office:date-value="2022-02-20" calcext:value-type="date">
            <text:p>02/20/22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seven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2;24)" office:value-type="date" office:date-value="2022-02-24" calcext:value-type="date">
            <text:p>02/24/22</text:p>
          </table:table-cell>
          <table:table-cell/>
          <table:table-cell table:style-name="ce29" office:value-type="string" calcext:value-type="string">
            <text:p>February 2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-matthi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9" office:value-type="date" office:date-value="2022-02-27" calcext:value-type="date">
            <text:p>02/27/22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last-sunday-after-the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46" office:value-type="date" office:date-value="2022-03-02" calcext:value-type="date">
            <text:p>03/02/22</text:p>
          </table:table-cell>
          <table:table-cell table:style-name="ce14" table:number-columns-repeated="2"/>
          <table:table-cell table:style-name="ce14" office:value-type="float" office:value="401" calcext:value-type="float">
            <text:p>401</text:p>
          </table:table-cell>
          <table:table-cell office:value-type="string" calcext:value-type="string">
            <text:p>ash-wedne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64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table:number-columns-repeated="3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/>
          <table:table-cell table:style-name="ce14" table:number-columns-repeated="2"/>
          <table:table-cell/>
          <table:table-cell table:style-name="ce14" table:number-columns-repeated="3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42" office:value-type="date" office:date-value="2022-03-06" calcext:value-type="date">
            <text:p>03/06/2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first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148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lent/greatlitany</text:p>
          </table:table-cell>
          <table:table-cell table:number-columns-repeated="3"/>
          <table:table-cell office:value-type="string" calcext:value-type="string">
            <text:p>he/songofpraise/lordhavemercy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table:number-columns-repeated="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35" office:value-type="date" office:date-value="2022-03-13" calcext:value-type="date">
            <text:p>03/13/2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secon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levas-184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levas-1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3;19)" office:value-type="date" office:date-value="2022-03-19" calcext:value-type="date">
            <text:p>03/19/22</text:p>
          </table:table-cell>
          <table:table-cell/>
          <table:table-cell table:style-name="ce29" office:value-type="string" calcext:value-type="string">
            <text:p>March 19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st-joseph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- 28" office:value-type="date" office:date-value="2022-03-20" calcext:value-type="date">
            <text:p>03/20/2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third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 office:value-type="string" calcext:value-type="string">
            <text:p>hymns/h-431</text:p>
          </table:table-cell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 office:value-type="string" calcext:value-type="string">
            <text:p>hymns/h-455</text:p>
          </table:table-cell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DATE([.A$1];3;25)" office:value-type="date" office:date-value="2022-03-25" calcext:value-type="date">
            <text:p>03/25/22</text:p>
          </table:table-cell>
          <table:table-cell/>
          <table:table-cell table:style-name="ce29" office:value-type="string" calcext:value-type="string">
            <text:p>March 25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the-annunci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21" office:value-type="date" office:date-value="2022-03-27" calcext:value-type="date">
            <text:p>03/27/22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four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14" office:value-type="date" office:date-value="2022-04-03" calcext:value-type="date">
            <text:p>04/03/22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string" calcext:value-type="string">
            <text:p>fifth-sunday-in-len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1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penitentialorder</text:p>
          </table:table-cell>
          <table:table-cell/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lordhavemercy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len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palm-sunday-liturgy-of-the-word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palmsunday/palms/b</text:p>
          </table:table-cell>
          <table:table-cell table:style-name="ce14" office:value-type="string" calcext:value-type="string">
            <text:p>he/palmsunday/palms/procession</text:p>
          </table:table-cell>
          <table:table-cell table:style-name="ce1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almsunday/prayers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 - 7" office:value-type="date" office:date-value="2022-04-10" calcext:value-type="date">
            <text:p>04/10/22</text:p>
          </table:table-cell>
          <table:table-cell table:style-name="ce14" table:number-columns-repeated="2"/>
          <table:table-cell table:style-name="ce14" office:value-type="float" office:value="999" calcext:value-type="float">
            <text:p>999</text:p>
          </table:table-cell>
          <table:table-cell office:value-type="string" calcext:value-type="string">
            <text:p>palm-sunday-liturgy-of-the-palms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0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7"/>
          <table:table-cell table:number-columns-repeated="5"/>
          <table:table-cell table:style-name="ce14" table:number-columns-repeated="27"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-6" office:value-type="date" office:date-value="2022-04-11" calcext:value-type="date">
            <text:p>04/11/22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office:value-type="string" calcext:value-type="string">
            <text:p>mon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-5" office:value-type="date" office:date-value="2022-04-12" calcext:value-type="date">
            <text:p>04/12/22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office:value-type="string" calcext:value-type="string">
            <text:p>tu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4" table:number-columns-repeated="23"/>
          <table:table-cell table:number-columns-repeated="951"/>
        </table:table-row>
        <table:table-row table:style-name="ro1">
          <table:table-cell table:formula="of:=ORG.OPENOFFICE.EASTERSUNDAY([.A$1])-4" office:value-type="date" office:date-value="2022-04-13" calcext:value-type="date">
            <text:p>04/13/22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office:value-type="string" calcext:value-type="string">
            <text:p>wednesday-in-holy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thelor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style-name="ce12" table:number-columns-repeated="23"/>
          <table:table-cell table:number-columns-repeated="951"/>
        </table:table-row>
        <table:table-row table:style-name="ro1">
          <table:table-cell table:formula="of:=ORG.OPENOFFICE.EASTERSUNDAY([.A$1])-3" office:value-type="date" office:date-value="2022-04-14" calcext:value-type="date">
            <text:p>04/14/22</text:p>
          </table:table-cell>
          <table:table-cell table:style-name="ce14" table:number-columns-repeated="2"/>
          <table:table-cell table:style-name="ce14" office:value-type="float" office:value="405" calcext:value-type="float">
            <text:p>405</text:p>
          </table:table-cell>
          <table:table-cell office:value-type="string" calcext:value-type="string">
            <text:p>maundy-thursday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74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2"/>
          <table:table-cell office:value-type="string" calcext:value-type="string">
            <text:p>he/penitentialorder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maundythursday/washfeet</text:p>
          </table:table-cell>
          <table:table-cell table:style-name="ce14" office:value-type="string" calcext:value-type="string">
            <text:p>he/pop/lordhavemercy</text:p>
          </table:table-cell>
          <table:table-cell table:style-name="ce14"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table:style-name="ce14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-lent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palmsunday</text:p>
          </table:table-cell>
          <table:table-cell table:style-name="ce14" table:number-columns-repeated="2"/>
          <table:table-cell table:style-name="ce14" office:value-type="string" calcext:value-type="string">
            <text:p>he/maundythursday/stripaltar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2" office:value-type="date" office:date-value="2022-04-15" calcext:value-type="date">
            <text:p>04/15/22</text:p>
          </table:table-cell>
          <table:table-cell table:style-name="ce14" table:number-columns-repeated="2"/>
          <table:table-cell table:style-name="ce14" office:value-type="float" office:value="406" calcext:value-type="float">
            <text:p>406</text:p>
          </table:table-cell>
          <table:table-cell office:value-type="string" calcext:value-type="string">
            <text:p>good-friday</text:p>
          </table:table-cell>
          <table:table-cell office:value-type="string" calcext:value-type="string">
            <text:p>Good Friday</text:p>
          </table:table-cell>
          <table:table-cell table:style-name="ce14" office:value-type="string" calcext:value-type="string">
            <text:p>276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/>
          <table:table-cell table:style-name="ce14" office:value-type="string" calcext:value-type="string">
            <text:p>he/goodfriday/greeting</text:p>
          </table:table-cell>
          <table:table-cell table:style-name="ce14" table:number-columns-repeated="2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goodfriday/passion-homily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he/goodfriday/hymn</text:p>
          </table:table-cell>
          <table:table-cell table:style-name="ce14" office:value-type="string" calcext:value-type="string">
            <text:p>he/goodfriday/solemncollects</text:p>
          </table:table-cell>
          <table:table-cell table:style-name="ce14" office:value-type="string" calcext:value-type="string">
            <text:p>he/goodfriday/hymn-devotions</text:p>
          </table:table-cell>
          <table:table-cell office:value-type="string" calcext:value-type="string">
            <text:p>he/lordsprayer/1</text:p>
          </table:table-cell>
          <table:table-cell/>
          <table:table-cell table:style-name="ce14" office:value-type="string" calcext:value-type="string">
            <text:p>he/goodfriday/shortconclusion</text:p>
          </table:table-cell>
          <table:table-cell table:style-name="ce14" table:number-columns-repeated="2"/>
          <table:table-cell/>
          <table:table-cell table:style-name="ce14" table:number-columns-repeated="14"/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101" calcext:value-type="float">
            <text:p>101</text:p>
          </table:table-cell>
          <table:table-cell office:value-type="string" calcext:value-type="string">
            <text:p>easter-day-the-great-vigil</text:p>
          </table:table-cell>
          <table:table-cell office:value-type="string" calcext:value-type="string">
            <text:p>Holy Eucharist</text:p>
          </table:table-cell>
          <table:table-cell table:style-name="ce14" office:value-type="string" calcext:value-type="string">
            <text:p>28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office:value-type="string" calcext:value-type="string">
            <text:p>he/eastervigil/lightingcandle</text:p>
          </table:table-cell>
          <table:table-cell table:style-name="ce14" office:value-type="string" calcext:value-type="string">
            <text:p>he/eastervigil/liturgyword</text:p>
          </table:table-cell>
          <table:table-cell table:style-name="ce14" office:value-type="string" calcext:value-type="string">
            <text:p>he/creed/baptismalvowsrenewal</text:p>
          </table:table-cell>
          <table:table-cell table:style-name="ce14" office:value-type="string" calcext:value-type="string">
            <text:p>he/eastervigil/transition</text:p>
          </table:table-cell>
          <table:table-cell table:number-columns-repeated="3"/>
          <table:table-cell table:style-name="ce14"/>
          <table:table-cell office:value-type="string" calcext:value-type="string">
            <text:p>lesson “psalm”</text:p>
          </table:table-cell>
          <table:table-cell table:number-columns-repeated="3"/>
          <table:table-cell table:style-name="ce14" office:value-type="string" calcext:value-type="string">
            <text:p>he/eastervigil/greatalleluia</text:p>
          </table:table-cell>
          <table:table-cell table:style-name="ce14"/>
          <table:table-cell office:value-type="string" calcext:value-type="string">
            <text:p>## We Respond in Faith</text:p>
          </table:table-cell>
          <table:table-cell table:style-name="ce14"/>
          <table:table-cell table:style-name="ce14" office:value-type="string" calcext:value-type="string">
            <text:p>he/pop/hearourprayer</text:p>
          </table:table-cell>
          <table:table-cell table:style-name="ce14"/>
          <table:table-cell office:value-type="string" calcext:value-type="string">
            <text:p>he/peace</text:p>
          </table:table-cell>
          <table:table-cell/>
          <table:table-cell table:style-name="ce14"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4"/>
          <table:table-cell table:style-name="ce14"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-1" office:value-type="date" office:date-value="2022-04-16" calcext:value-type="date">
            <text:p>04/16/22</text:p>
          </table:table-cell>
          <table:table-cell table:style-name="ce14" table:number-columns-repeated="2"/>
          <table:table-cell table:style-name="ce14" office:value-type="float" office:value="407" calcext:value-type="float">
            <text:p>407</text:p>
          </table:table-cell>
          <table:table-cell office:value-type="string" calcext:value-type="string">
            <text:p>holy-saturday</text:p>
          </table:table-cell>
          <table:table-cell office:value-type="string" calcext:value-type="string">
            <text:p>Holy Saturday</text:p>
          </table:table-cell>
          <table:table-cell table:style-name="ce14" office:value-type="string" calcext:value-type="string">
            <text:p>283/355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/>
          <table:table-cell table:style-name="ce14" table:number-columns-repeated="4"/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table:style-name="ce14"/>
          <table:table-cell table:style-name="ce14"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table:style-name="ce14" office:value-type="string" calcext:value-type="string">
            <text:p>burial/inthemidstoflife</text:p>
          </table:table-cell>
          <table:table-cell office:value-type="string" calcext:value-type="string">
            <text:p>he/lordsprayer/letuspray</text:p>
          </table:table-cell>
          <table:table-cell/>
          <table:table-cell table:style-name="ce14" table:number-columns-repeated="5"/>
          <table:table-cell/>
          <table:table-cell table:style-name="ce14" table:number-columns-repeated="13"/>
          <table:table-cell table:style-name="ce14" office:value-type="string" calcext:value-type="string">
            <text:p>office/mp/conclusion/thegr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11" table:formula="of:=ORG.OPENOFFICE.EASTERSUNDAY([.A$1])" office:value-type="date" office:date-value="2022-04-17" calcext:value-type="date">
            <text:p>04/17/22</text:p>
          </table:table-cell>
          <table:table-cell table:style-name="ce12" table:number-columns-repeated="2"/>
          <table:table-cell table:style-name="ce12" office:value-type="float" office:value="104" calcext:value-type="float">
            <text:p>104</text:p>
          </table:table-cell>
          <table:table-cell office:value-type="string" calcext:value-type="string">
            <text:p>easter-day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/>
          <table:table-cell table:style-name="ce1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baptismalvowsrenewal</text:p>
          </table:table-cell>
          <table:table-cell office:value-type="string" calcext:value-type="string">
            <text:p>he/pop/hearourprayer</text:p>
          </table:table-cell>
          <table:table-cell table:style-name="ce12"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table:style-name="ce14" office:value-type="string" calcext:value-type="string">
            <text:p>he/blessing/easter-long</text:p>
          </table:table-cell>
          <table:table-cell table:style-name="ce14" office:value-type="string" calcext:value-type="string">
            <text:p>he/processional</text:p>
          </table:table-cell>
          <table:table-cell table:style-name="ce1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" office:value-type="date" office:date-value="2022-04-17" calcext:value-type="date">
            <text:p>04/17/22</text:p>
          </table:table-cell>
          <table:table-cell table:number-columns-repeated="2"/>
          <table:table-cell office:value-type="float" office:value="501" calcext:value-type="float">
            <text:p>501</text:p>
          </table:table-cell>
          <table:table-cell office:value-type="string" calcext:value-type="string">
            <text:p>easter-day-evening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1" office:value-type="date" office:date-value="2022-04-18" calcext:value-type="date">
            <text:p>04/18/22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string" calcext:value-type="string">
            <text:p>mon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2" office:value-type="date" office:date-value="2022-04-19" calcext:value-type="date">
            <text:p>04/19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tu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3" office:value-type="date" office:date-value="2022-04-20" calcext:value-type="date">
            <text:p>04/20/22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wedne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4" office:value-type="date" office:date-value="2022-04-21" calcext:value-type="date">
            <text:p>04/21/22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string" calcext:value-type="string">
            <text:p>thurs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5" office:value-type="date" office:date-value="2022-04-22" calcext:value-type="date">
            <text:p>04/22/22</text:p>
          </table:table-cell>
          <table:table-cell table:number-columns-repeated="2"/>
          <table:table-cell office:value-type="float" office:value="506" calcext:value-type="float">
            <text:p>506</text:p>
          </table:table-cell>
          <table:table-cell office:value-type="string" calcext:value-type="string">
            <text:p>fri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+6" office:value-type="date" office:date-value="2022-04-23" calcext:value-type="date">
            <text:p>04/23/22</text:p>
          </table:table-cell>
          <table:table-cell table:number-columns-repeated="2"/>
          <table:table-cell office:value-type="float" office:value="507" calcext:value-type="float">
            <text:p>507</text:p>
          </table:table-cell>
          <table:table-cell office:value-type="string" calcext:value-type="string">
            <text:p>saturday-in-easter-wee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trishagion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table:number-columns-repeated="3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/>
          <table:table-cell office:value-type="string" calcext:value-type="string">
            <text:p>he/peace</text:p>
          </table:table-cell>
          <table:table-cell table:number-columns-repeated="3"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7" office:value-type="date" office:date-value="2022-04-24" calcext:value-type="date">
            <text:p>04/24/22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secon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4;25)" office:value-type="date" office:date-value="2022-04-25" calcext:value-type="date">
            <text:p>04/25/22</text:p>
          </table:table-cell>
          <table:table-cell/>
          <table:table-cell table:style-name="ce29" office:value-type="string" calcext:value-type="string">
            <text:p>April 25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st-mark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14" office:value-type="date" office:date-value="2022-05-01" calcext:value-type="date">
            <text:p>05/01/2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string" calcext:value-type="string">
            <text:p>third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1)" office:value-type="date" office:date-value="2022-05-01" calcext:value-type="date">
            <text:p>05/01/22</text:p>
          </table:table-cell>
          <table:table-cell/>
          <table:table-cell table:style-name="ce29" office:value-type="string" calcext:value-type="string">
            <text:p>May 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-philip-&amp;-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21" office:value-type="date" office:date-value="2022-05-08" calcext:value-type="date">
            <text:p>05/08/2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four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28" office:value-type="date" office:date-value="2022-05-15" calcext:value-type="date">
            <text:p>05/15/2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fif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5" office:value-type="date" office:date-value="2022-05-22" calcext:value-type="date">
            <text:p>05/22/2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six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easter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39" office:value-type="date" office:date-value="2022-05-26" calcext:value-type="date">
            <text:p>05/26/22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ascension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2" office:value-type="date" office:date-value="2022-05-29" calcext:value-type="date">
            <text:p>05/29/2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seventh-sunday-of-easter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ascension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5;31)" office:value-type="date" office:date-value="2022-05-31" calcext:value-type="date">
            <text:p>05/31/22</text:p>
          </table:table-cell>
          <table:table-cell/>
          <table:table-cell table:style-name="ce29" office:value-type="string" calcext:value-type="string">
            <text:p>May 31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the-visit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day-of-pentecost-principa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49" office:value-type="date" office:date-value="2022-06-05" calcext:value-type="date">
            <text:p>06/05/22</text:p>
          </table:table-cell>
          <table:table-cell/>
          <table:table-cell table:style-name="ce29"/>
          <table:table-cell/>
          <table:table-cell office:value-type="string" calcext:value-type="string">
            <text:p>day-of-pentecost-early-or-vigil-servic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alleluia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/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/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/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pentecost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11)" office:value-type="date" office:date-value="2022-06-11" calcext:value-type="date">
            <text:p>06/11/22</text:p>
          </table:table-cell>
          <table:table-cell/>
          <table:table-cell table:style-name="ce29" office:value-type="string" calcext:value-type="string">
            <text:p>June 11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t-barnaba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ORG.OPENOFFICE.EASTERSUNDAY([.A$1]) + 56" office:value-type="date" office:date-value="2022-06-12" calcext:value-type="date">
            <text:p>06/12/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trinity-sun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trinit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28;DATE([.A$1];12;25) + 8 - WEEKDAY(DATE([.A$1];12;25)) - 7 * 28;&quot;&quot;)" office:value-type="date" office:date-value="2022-06-19" calcext:value-type="date">
            <text:p>06/19/2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proper-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4)" office:value-type="date" office:date-value="2022-06-24" calcext:value-type="date">
            <text:p>06/24/22</text:p>
          </table:table-cell>
          <table:table-cell/>
          <table:table-cell table:style-name="ce29" office:value-type="string" calcext:value-type="string">
            <text:p>June 2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nativity-of-st-john-the-baptis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7" office:value-type="date" office:date-value="2022-06-26" calcext:value-type="date">
            <text:p>06/26/2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office:value-type="string" calcext:value-type="string">
            <text:p>proper-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6;29)" office:value-type="date" office:date-value="2022-06-29" calcext:value-type="date">
            <text:p>06/29/22</text:p>
          </table:table-cell>
          <table:table-cell/>
          <table:table-cell table:style-name="ce29" office:value-type="string" calcext:value-type="string">
            <text:p>June 2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st-peter-&amp;-st-paul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6" office:value-type="date" office:date-value="2022-07-03" calcext:value-type="date">
            <text:p>07/03/2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office:value-type="string" calcext:value-type="string">
            <text:p>proper-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4)" office:value-type="date" office:date-value="2022-07-04" calcext:value-type="date">
            <text:p>07/04/22</text:p>
          </table:table-cell>
          <table:table-cell/>
          <table:table-cell table:style-name="ce29" office:value-type="string" calcext:value-type="string">
            <text:p>July 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independence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5" office:value-type="date" office:date-value="2022-07-10" calcext:value-type="date">
            <text:p>07/10/2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office:value-type="string" calcext:value-type="string">
            <text:p>proper-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4" office:value-type="date" office:date-value="2022-07-17" calcext:value-type="date">
            <text:p>07/17/2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string" calcext:value-type="string">
            <text:p>proper-1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2)" office:value-type="date" office:date-value="2022-07-22" calcext:value-type="date">
            <text:p>07/22/22</text:p>
          </table:table-cell>
          <table:table-cell/>
          <table:table-cell table:style-name="ce29" office:value-type="string" calcext:value-type="string">
            <text:p>July 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st-mary-magdalen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3" office:value-type="date" office:date-value="2022-07-24" calcext:value-type="date">
            <text:p>07/24/2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proper-1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7;25)" office:value-type="date" office:date-value="2022-07-25" calcext:value-type="date">
            <text:p>07/25/22</text:p>
          </table:table-cell>
          <table:table-cell/>
          <table:table-cell table:style-name="ce29" office:value-type="string" calcext:value-type="string">
            <text:p>July 2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t-jame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2" office:value-type="date" office:date-value="2022-07-31" calcext:value-type="date">
            <text:p>07/31/2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proper-1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6)" office:value-type="date" office:date-value="2022-08-06" calcext:value-type="date">
            <text:p>08/06/22</text:p>
          </table:table-cell>
          <table:table-cell table:style-name="ce29" office:value-type="string" calcext:value-type="string">
            <text:p>August 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the-transfiguratio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1" office:value-type="date" office:date-value="2022-08-07" calcext:value-type="date">
            <text:p>08/07/2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proper-1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20" office:value-type="date" office:date-value="2022-08-14" calcext:value-type="date">
            <text:p>08/14/2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office:value-type="string" calcext:value-type="string">
            <text:p>proper-1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15)" office:value-type="date" office:date-value="2022-08-15" calcext:value-type="date">
            <text:p>08/15/22</text:p>
          </table:table-cell>
          <table:table-cell/>
          <table:table-cell table:style-name="ce29" office:value-type="string" calcext:value-type="string">
            <text:p>August 1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t-mary-the-virgin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9" office:value-type="date" office:date-value="2022-08-21" calcext:value-type="date">
            <text:p>08/21/2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proper-1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8;24)" office:value-type="date" office:date-value="2022-08-24" calcext:value-type="date">
            <text:p>08/24/22</text:p>
          </table:table-cell>
          <table:table-cell/>
          <table:table-cell table:style-name="ce29" office:value-type="string" calcext:value-type="string">
            <text:p>August 24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t-bartholom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8" office:value-type="date" office:date-value="2022-08-28" calcext:value-type="date">
            <text:p>08/28/2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proper-1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7" office:value-type="date" office:date-value="2022-09-04" calcext:value-type="date">
            <text:p>09/04/2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office:value-type="string" calcext:value-type="string">
            <text:p>proper-1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table:number-columns-repeated="2"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6" office:value-type="date" office:date-value="2022-09-11" calcext:value-type="date">
            <text:p>09/11/2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string" calcext:value-type="string">
            <text:p>proper-1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14)" office:value-type="date" office:date-value="2022-09-14" calcext:value-type="date">
            <text:p>09/14/22</text:p>
          </table:table-cell>
          <table:table-cell/>
          <table:table-cell table:style-name="ce29" office:value-type="string" calcext:value-type="string">
            <text:p>September 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oly-cros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15" office:value-type="date" office:date-value="2022-09-18" calcext:value-type="date">
            <text:p>09/18/2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string" calcext:value-type="string">
            <text:p>proper-19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1)" office:value-type="date" office:date-value="2022-09-21" calcext:value-type="date">
            <text:p>09/21/22</text:p>
          </table:table-cell>
          <table:table-cell/>
          <table:table-cell table:style-name="ce29" office:value-type="string" calcext:value-type="string">
            <text:p>September 2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st-matthew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4" office:value-type="date" office:date-value="2022-09-25" calcext:value-type="date">
            <text:p>09/25/2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string" calcext:value-type="string">
            <text:p>proper-20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/>
          <table:table-cell table:style-name="ce29" office:value-type="string" calcext:value-type="string">
            <text:p>September 2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t-michael-&amp;-all-angels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9;29)" office:value-type="date" office:date-value="2022-09-29" calcext:value-type="date">
            <text:p>09/29/22</text:p>
          </table:table-cell>
          <table:table-cell office:value-type="string" calcext:value-type="string">
            <text:p>12 Jan</text:p>
          </table:table-cell>
          <table:table-cell table:number-columns-repeated="2"/>
          <table:table-cell office:value-type="string" calcext:value-type="string">
            <text:p>aelred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/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table:number-columns-repeated="2"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3" office:value-type="date" office:date-value="2022-10-02" calcext:value-type="date">
            <text:p>10/02/2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string" calcext:value-type="string">
            <text:p>proper-2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2" office:value-type="date" office:date-value="2022-10-09" calcext:value-type="date">
            <text:p>10/09/2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string" calcext:value-type="string">
            <text:p>proper-2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1" office:value-type="date" office:date-value="2022-10-16" calcext:value-type="date">
            <text:p>10/16/2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proper-2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18)" office:value-type="date" office:date-value="2022-10-18" calcext:value-type="date">
            <text:p>10/18/22</text:p>
          </table:table-cell>
          <table:table-cell/>
          <table:table-cell table:style-name="ce29" office:value-type="string" calcext:value-type="string">
            <text:p>October 1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t-luk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10" office:value-type="date" office:date-value="2022-10-23" calcext:value-type="date">
            <text:p>10/23/2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proper-2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3)" office:value-type="date" office:date-value="2022-10-23" calcext:value-type="date">
            <text:p>10/23/22</text:p>
          </table:table-cell>
          <table:table-cell/>
          <table:table-cell table:style-name="ce29" office:value-type="string" calcext:value-type="string">
            <text:p>October 2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st-james-of-jerusalem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0;28)" office:value-type="date" office:date-value="2022-10-28" calcext:value-type="date">
            <text:p>10/28/22</text:p>
          </table:table-cell>
          <table:table-cell/>
          <table:table-cell table:style-name="ce29" office:value-type="string" calcext:value-type="string">
            <text:p>October 2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st-simon-&amp;-st-jude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9" office:value-type="date" office:date-value="2022-10-30" calcext:value-type="date">
            <text:p>10/30/2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proper-2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1;1)" office:value-type="date" office:date-value="2022-11-01" calcext:value-type="date">
            <text:p>11/01/22</text:p>
          </table:table-cell>
          <table:table-cell table:style-name="ce29" office:value-type="string" calcext:value-type="string">
            <text:p>November 1</text:p>
          </table:table-cell>
          <table:table-cell office:value-type="string" calcext:value-type="string">
            <text:p>November 1 – following Sunda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ll-saints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allsaints</text:span>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8" office:value-type="date" office:date-value="2022-11-06" calcext:value-type="date">
            <text:p>11/06/2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string" calcext:value-type="string">
            <text:p>proper-26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7" office:value-type="date" office:date-value="2022-11-13" calcext:value-type="date">
            <text:p>11/13/2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proper-27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forasaint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6" office:value-type="date" office:date-value="2022-11-20" calcext:value-type="date">
            <text:p>11/20/2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proper-28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5" table:formula="of:=DATE([.A$1];11;28-IF(WEEKDAY(DATE([.A$1];11;28))&gt;4;WEEKDAY(DATE([.A$1];11;28))-5;WEEKDAY(DATE([.A$1];11;28)+2)))" office:value-type="date" office:date-value="2022-11-24" calcext:value-type="date">
            <text:p>11/24/2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string" calcext:value-type="string">
            <text:p>thanksgiving-da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kyrie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 </text:p>
          </table:table-cell>
          <table:table-cell office:value-type="string" calcext:value-type="string">
            <text:p>lesson “second” </text:p>
          </table:table-cell>
          <table:table-cell table:number-columns-repeated="2"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form3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long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DATE([.A$1];12;25) + 8 - WEEKDAY(DATE([.A$1];12;25)) - 7 * 5" office:value-type="date" office:date-value="2022-11-27" calcext:value-type="date">
            <text:p>11/27/2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proper-29-christ-the-king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DATE([.A$1];1;6) + 8 - WEEKDAY(DATE([.A$1];1;6)) + 49&lt;ORG.OPENOFFICE.EASTERSUNDAY([.A$1])-49; DATE([.A$1];1;6) + 8 - WEEKDAY(DATE([.A$1];1;6)) + 49;&quot;&quot;)">
            <text:p/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eighth-sunday-after-epiphany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office:value-type="string" calcext:value-type="string">
            <text:p>he/entrance</text:p>
          </table:table-cell>
          <table:table-cell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 office:value-type="string" calcext:value-type="string">
            <text:p>stt/2022/communion-covid</text:p>
          </table:table-cell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<text:span text:style-name="T2">he/blessing/</text:span>epiphany-short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33;DATE([.A$1];12;25) + 8 - WEEKDAY(DATE([.A$1];12;25)) - 7 * 33;&quot;&quot;)">
            <text:p/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proper-1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32;DATE([.A$1];12;25) + 8 - WEEKDAY(DATE([.A$1];12;25)) - 7 * 32;&quot;&quot;)">
            <text:p/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roper-2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31;DATE([.A$1];12;25) + 8 - WEEKDAY(DATE([.A$1];12;25)) - 7 * 31;&quot;&quot;)">
            <text:p/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proper-3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30;DATE([.A$1];12;25) + 8 - WEEKDAY(DATE([.A$1];12;25)) - 7 * 30;&quot;&quot;)">
            <text:p/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office:value-type="string" calcext:value-type="string">
            <text:p>proper-4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formula="of:=IF(ORG.OPENOFFICE.EASTERSUNDAY([.A$1])+56&lt;DATE([.A$1];12;25) + 8 - WEEKDAY(DATE([.A$1];12;25)) - 7 * 29;DATE([.A$1];12;25) + 8 - WEEKDAY(DATE([.A$1];12;25)) - 7 * 29;&quot;&quot;)">
            <text:p/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proper-5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table:style-name="ce16" office:value-type="string" calcext:value-type="string">
            <text:p>stt/birthdaysanniversarie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>
          <table:table-cell table:style-name="ce28"/>
          <table:table-cell table:style-name="ce14" table:number-columns-repeated="3"/>
          <table:table-cell table:style-name="ce14" office:value-type="string" calcext:value-type="string">
            <text:p>default</text:p>
          </table:table-cell>
          <table:table-cell office:value-type="string" calcext:value-type="string">
            <text:p>Holy Eucharist</text:p>
          </table:table-cell>
          <table:table-cell office:value-type="string" calcext:value-type="string">
            <text:p>355ff.</text:p>
          </table:table-cell>
          <table:table-cell table:style-name="ce14"/>
          <table:table-cell office:value-type="string" calcext:value-type="string">
            <text:p>## We Gather in God’s Name</text:p>
          </table:table-cell>
          <table:table-cell table:number-columns-repeated="2"/>
          <table:table-cell office:value-type="string" calcext:value-type="string">
            <text:p>he/greeting/blessedbegod</text:p>
          </table:table-cell>
          <table:table-cell office:value-type="string" calcext:value-type="string">
            <text:p>he/collect-purity</text:p>
          </table:table-cell>
          <table:table-cell office:value-type="string" calcext:value-type="string">
            <text:p>he/songofpraise/gloriaexcelsis</text:p>
          </table:table-cell>
          <table:table-cell office:value-type="string" calcext:value-type="string">
            <text:p>he/propercollect</text:p>
          </table:table-cell>
          <table:table-cell office:value-type="string" calcext:value-type="string">
            <text:p>rubric-sit</text:p>
          </table:table-cell>
          <table:table-cell office:value-type="string" calcext:value-type="string">
            <text:p>## We Hear God’s Word</text:p>
          </table:table-cell>
          <table:table-cell office:value-type="string" calcext:value-type="string">
            <text:p>lesson “first” </text:p>
          </table:table-cell>
          <table:table-cell office:value-type="string" calcext:value-type="string">
            <text:p>lesson “psalm”</text:p>
          </table:table-cell>
          <table:table-cell office:value-type="string" calcext:value-type="string">
            <text:p>lesson “second” </text:p>
          </table:table-cell>
          <table:table-cell office:value-type="string" calcext:value-type="string">
            <text:p>he/sequence</text:p>
          </table:table-cell>
          <table:table-cell/>
          <table:table-cell office:value-type="string" calcext:value-type="string">
            <text:p>lesson “gospel” </text:p>
          </table:table-cell>
          <table:table-cell office:value-type="string" calcext:value-type="string">
            <text:p>he/homily/brief</text:p>
          </table:table-cell>
          <table:table-cell office:value-type="string" calcext:value-type="string">
            <text:p>## We Respond in Faith</text:p>
          </table:table-cell>
          <table:table-cell office:value-type="string" calcext:value-type="string">
            <text:p>he/creed/nicene</text:p>
          </table:table-cell>
          <table:table-cell office:value-type="string" calcext:value-type="string">
            <text:p>he/pop/hearourprayer</text:p>
          </table:table-cell>
          <table:table-cell office:value-type="string" calcext:value-type="string">
            <text:p>he/confession</text:p>
          </table:table-cell>
          <table:table-cell office:value-type="string" calcext:value-type="string">
            <text:p>he/peace</text:p>
          </table:table-cell>
          <table:table-cell/>
          <table:table-cell office:value-type="string" calcext:value-type="string">
            <text:p>stt/announcements</text:p>
          </table:table-cell>
          <table:table-cell office:value-type="string" calcext:value-type="string">
            <text:p>## We Offer Ourselves To God</text:p>
          </table:table-cell>
          <table:table-cell office:value-type="string" calcext:value-type="string">
            <text:p>he/offertory</text:p>
          </table:table-cell>
          <table:table-cell/>
          <table:table-cell office:value-type="string" calcext:value-type="string">
            <text:p>he/eucharisticprayer/b</text:p>
          </table:table-cell>
          <table:table-cell office:value-type="string" calcext:value-type="string">
            <text:p>he/lordsprayer/1</text:p>
          </table:table-cell>
          <table:table-cell office:value-type="string" calcext:value-type="string">
            <text:p>he/fraction/long</text:p>
          </table:table-cell>
          <table:table-cell office:value-type="string" calcext:value-type="string">
            <text:p>## We Receive the Gift of God</text:p>
          </table:table-cell>
          <table:table-cell/>
          <table:table-cell office:value-type="string" calcext:value-type="string">
            <text:p>he/communion</text:p>
          </table:table-cell>
          <table:table-cell table:number-columns-repeated="3"/>
          <table:table-cell office:value-type="string" calcext:value-type="string">
            <text:p>he/postcommunion/almighty</text:p>
          </table:table-cell>
          <table:table-cell office:value-type="string" calcext:value-type="string">
            <text:p>he/blessing/thepeace</text:p>
          </table:table-cell>
          <table:table-cell office:value-type="string" calcext:value-type="string">
            <text:p>he/processional</text:p>
          </table:table-cell>
          <table:table-cell/>
          <table:table-cell office:value-type="string" calcext:value-type="string">
            <text:p>he/dismissal/goinpeace</text:p>
          </table:table-cell>
          <table:table-cell/>
          <table:table-cell office:value-type="string" calcext:value-type="string">
            <text:p>nrsv</text:p>
          </table:table-cell>
          <table:table-cell table:number-columns-repeated="974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21'.A1:'2021'.AMJ1048576">
          <table:sort>
            <table:sort-by table:field-number="0" table:data-type="automatic"/>
          </table:sort>
        </table:database-range>
        <table:database-range table:name="__Anonymous_Sheet_DB__2" table:target-range-address="'2022-old'.A1:'2022-old'.AMJ1048576">
          <table:sort>
            <table:sort-by table:field-number="0" table:data-type="automatic"/>
          </table:sort>
        </table:database-range>
        <table:database-range table:name="__Anonymous_Sheet_DB__3" table:target-range-address="'2022'.A1:'2022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2P0" style:volatile="true" number:language="en" number:country="US">
      <number:month number:style="long" number:textual="true"/>
      <number:text> </number:text>
      <number:day/>
      <number:text>, </number:text>
      <number:year number:style="long"/>
    </number:date-style>
    <number:text-style style:name="N10122" number:language="en" number:country="US">
      <number:text-content/>
      <style:map style:condition="value()&lt;=1.79769313486232E+308" style:apply-style-name="N10122P0"/>
    </number:text-style>
    <number:number-style style:name="N10123" number:language="en" number:country="US">
      <number:number number:decimal-places="1" loext:min-decimal-places="1" number:min-integer-digits="1" number:grouping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22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</office:styles>
  <office:automatic-styles>
    <style:page-layout style:name="Mpm1">
      <style:page-layout-properties fo:page-width="8.5in" fo:page-height="11in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2-01-04">00/00/0000</text:date></text:span><text:span text:style-name="MT1">, </text:span><text:span text:style-name="MT1"><text:time style:data-style-name="N2" text:time-value="17:46:46.36288373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lectionary" style:display-name="PageStyle_lection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 Richardson</meta:initial-creator>
    <meta:creation-date>2020-04-10T18:53:54</meta:creation-date>
    <dc:date>2022-01-04T14:58:10.653070850</dc:date>
    <meta:generator>LibreOffice/6.4.7.2$Linux_X86_64 LibreOffice_project/40$Build-2</meta:generator>
    <meta:editing-duration>P4DT7H22M37S</meta:editing-duration>
    <meta:editing-cycles>256</meta:editing-cycles>
    <meta:document-statistic meta:table-count="4" meta:cell-count="10348" meta:object-count="0"/>
    <meta:user-defined meta:name="AppVersion">16.0300</meta:user-defined>
  </office:meta>
</office:document-meta>
</file>